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2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1680555555556cm"/>
    </style:style>
    <style:style style:name="co2" style:family="table-column">
      <style:table-column-properties fo:break-before="auto" style:column-width="5.62680555555556cm"/>
    </style:style>
    <style:style style:name="co3" style:family="table-column">
      <style:table-column-properties fo:break-before="auto" style:column-width="4.35680555555555cm"/>
    </style:style>
    <style:style style:name="co4" style:family="table-column">
      <style:table-column-properties fo:break-before="auto" style:column-width="4.78013888888889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3.08680555555556cm"/>
    </style:style>
    <style:style style:name="co7" style:family="table-column">
      <style:table-column-properties fo:break-before="auto" style:column-width="3.93347222222222cm"/>
    </style:style>
    <style:style style:name="co8" style:family="table-column">
      <style:table-column-properties fo:break-before="auto" style:column-width="3.5101388888888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902777777778cm" style:use-optimal-column-width="true"/>
    </style:style>
    <style:style style:name="co11" style:family="table-column">
      <style:table-column-properties fo:break-before="auto" style:column-width="1.94027777777778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8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pril_2022.E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pril_2022.G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pril_2022.F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pril_2022.E2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y_2022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y_2022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y_2022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y_2022.E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ne_2022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ne_2022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ne_2022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ne_2022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uly_2022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uly_2022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uly_2022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uly_2022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August_2022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August_2022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August_2022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August_2022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Sept_2022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Sept_2022.G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Sept_2022.F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Sept_2022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Oct_2022.E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Oct_2022.G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Oct_2022.F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Oct_2022.E2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Nov_2022.E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Nov_2022.G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Nov_2022.F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Nov_2022.E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ec_2022.E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Dec_2022.G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Dec_2022.F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Dec_2022.E2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Jan_2023.E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Jan_2023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Jan_2023.F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Jan_2023.E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Feb_2023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Feb_2023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Feb_2023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Feb_2023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March_2023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1" style:base-cell-address="March_2023.G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1" style:base-cell-address="March_2023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1" style:base-cell-address="March_2023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2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2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2.G2">
          <table:help-message table:display="true"/>
          <table:error-message table:display="true"/>
        </table:content-validation>
        <table:content-validation table:name="val8" table:condition="of:cell-content-is-in-list([.#REF!])" table:base-cell-address="May_2022.C2">
          <table:help-message table:display="true"/>
          <table:error-message table:display="true"/>
        </table:content-validation>
        <table:content-validation table:name="val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[.F2])" table:base-cell-address="May_2022.G2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[.W2])" table:base-cell-address="May_2022.Y2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2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2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2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2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2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2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2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2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2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2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2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2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2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2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2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2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2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2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2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2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2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3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3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3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3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3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3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3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3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3.C2">
          <table:help-message table:display="true"/>
          <table:error-message table:display="true"/>
        </table:content-validation>
      </table:content-validations>
      <table:table table:name="April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3.22916666666667in" svg:y="0in" svg:width="3.96527777777778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7" table:style-name="ce21">
            <text:p>1.00</text:p>
          </table:table-cell>
          <table:table-cell office:value-type="float" office:value="7" table:content-validation-name="val2" table:style-name="ce22">
            <text:p>7.00</text:p>
          </table:table-cell>
          <table:table-cell office:value-type="float" office:value="7" table:content-validation-name="val7" table:style-name="ce21">
            <text:p>7.00</text:p>
          </table:table-cell>
          <table:table-cell office:value-type="float" office:value="12" table:content-validation-name="val2" table:style-name="ce22">
            <text:p>12.00</text:p>
          </table:table-cell>
          <table:table-cell office:value-type="float" office:value="12" table:content-validation-name="val7" table:style-name="ce21">
            <text:p>12.00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970833333333331" table:content-validation-name="val7" table:style-name="ce21">
            <text:p>19.97</text:p>
          </table:table-cell>
          <table:table-cell office:value-type="float" office:value="5" table:content-validation-name="val2" table:style-name="ce22">
            <text:p>5.00</text:p>
          </table:table-cell>
          <table:table-cell office:value-type="float" office:value="5" table:content-validation-name="val7" table:style-name="ce21">
            <text:p>5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46" table:formula="of:=SUM([.F2];[.H2];[.J2];[.L2];[.N2];[.P2])" table:content-validation-name="val3" table:style-name="ce10">
            <text:p>46</text:p>
          </table:table-cell>
          <table:table-cell office:value-type="float" office:value="44.970833333333331" table:formula="of:=SUM([.G2];[.I2];[.K2];[.M2];[.O2];[.Q2])" table:content-validation-name="val3" table:style-name="ce10">
            <text:p>45</text:p>
          </table:table-cell>
          <table:table-cell office:value-type="float" office:value="2" table:content-validation-name="val5" table:style-name="ce23">
            <text:p>2</text:p>
          </table:table-cell>
          <table:table-cell office:value-type="float" office:value="2" table:content-validation-name="val7" table:style-name="ce21">
            <text:p>2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2" table:formula="of:=SUM([.T2];[.V2];[.X2])" table:style-name="ce12">
            <text:p>2</text:p>
          </table:table-cell>
          <table:table-cell office:value-type="float" office:value="2" table:formula="of:=SUM([.U2];[.W2];[.Y2])" table:style-name="ce12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48" table:formula="of:=[.R2]+[.Z2]" table:content-validation-name="val3" table:style-name="ce14">
            <text:p>48</text:p>
          </table:table-cell>
          <table:table-cell office:value-type="float" office:value="46.970833333333331" table:formula="of:=[.S2]+[.AA2]" table:content-validation-name="val3" table:style-name="ce14">
            <text:p>47</text:p>
          </table:table-cell>
          <table:table-cell office:value-type="currency" office:value="190087.65" table:content-validation-name="val4" table:style-name="ce15">
            <text:p>£190,087.65</text:p>
          </table:table-cell>
          <table:table-cell office:value-type="currency" office:value="6177.12" table:content-validation-name="val4" table:style-name="ce15">
            <text:p>£6,177.12</text:p>
          </table:table-cell>
          <table:table-cell office:value-type="currency" office:value="28800" table:content-validation-name="val4" table:style-name="ce15">
            <text:p>£28,8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9821.52" table:content-validation-name="val4" table:style-name="ce15">
            <text:p>£49,821.52</text:p>
          </table:table-cell>
          <table:table-cell office:value-type="currency" office:value="28231.83" table:content-validation-name="val4" table:style-name="ce15">
            <text:p>£28,231.83</text:p>
          </table:table-cell>
          <table:table-cell office:value-type="currency" office:value="303118.12" table:formula="of:=SUM([.AE2:.AJ2])" table:style-name="ce16">
            <text:p>£303,118.12</text:p>
          </table:table-cell>
          <table:table-cell office:value-type="currency" office:value="2165.2800000000002" table:content-validation-name="val4" table:style-name="ce17">
            <text:p>£2,165.28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165.2800000000002" table:formula="of:=SUM([.AL2:.AM2])" table:style-name="ce18">
            <text:p>£2,165.28</text:p>
          </table:table-cell>
          <table:table-cell office:value-type="currency" office:value="305283.40000000002" table:formula="of:=SUM([.AN2];[.AK2])" table:style-name="ce16">
            <text:p>£305,283.4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57" table:content-validation-name="val2" table:style-name="ce22">
            <text:p>57.00</text:p>
          </table:table-cell>
          <table:table-cell office:value-type="float" office:value="52.589939939939946" table:content-validation-name="val7" table:style-name="ce21">
            <text:p>52.59</text:p>
          </table:table-cell>
          <table:table-cell office:value-type="float" office:value="347" table:content-validation-name="val2" table:style-name="ce22">
            <text:p>347.00</text:p>
          </table:table-cell>
          <table:table-cell office:value-type="float" office:value="336.66101458601446" table:content-validation-name="val7" table:style-name="ce21">
            <text:p>336.66</text:p>
          </table:table-cell>
          <table:table-cell office:value-type="float" office:value="252" table:content-validation-name="val2" table:style-name="ce22">
            <text:p>252.00</text:p>
          </table:table-cell>
          <table:table-cell office:value-type="float" office:value="244.55322822822822" table:content-validation-name="val7" table:style-name="ce21">
            <text:p>244.55</text:p>
          </table:table-cell>
          <table:table-cell office:value-type="float" office:value="1767" table:content-validation-name="val2" table:style-name="ce22">
            <text:p>1767.00</text:p>
          </table:table-cell>
          <table:table-cell office:value-type="float" office:value="1618.3268908193868" table:content-validation-name="val7" table:style-name="ce21">
            <text:p>1618.33</text:p>
          </table:table-cell>
          <table:table-cell office:value-type="float" office:value="211" table:content-validation-name="val2" table:style-name="ce22">
            <text:p>211.00</text:p>
          </table:table-cell>
          <table:table-cell office:value-type="float" office:value="199.13119369369372" table:content-validation-name="val7" table:style-name="ce21">
            <text:p>199.13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634" table:formula="of:=SUM([.F3];[.H3];[.J3];[.L3];[.N3];[.P3])" table:content-validation-name="val3" table:style-name="ce10">
            <text:p>2,634</text:p>
          </table:table-cell>
          <table:table-cell office:value-type="float" office:value="2451.2622672672633" table:formula="of:=SUM([.G3];[.I3];[.K3];[.M3];[.O3];[.Q3])" table:content-validation-name="val3" table:style-name="ce10">
            <text:p>2,451</text:p>
          </table:table-cell>
          <table:table-cell office:value-type="float" office:value="160" table:content-validation-name="val5" table:style-name="ce23">
            <text:p>160</text:p>
          </table:table-cell>
          <table:table-cell office:value-type="float" office:value="157.66" table:content-validation-name="val7" table:style-name="ce21">
            <text:p>157.66</text:p>
          </table:table-cell>
          <table:table-cell office:value-type="float" office:value="195" table:content-validation-name="val5" table:style-name="ce23">
            <text:p>195</text:p>
          </table:table-cell>
          <table:table-cell office:value-type="float" office:value="192.41" table:content-validation-name="val7" table:style-name="ce21">
            <text:p>192.41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355" table:formula="of:=SUM([.T3];[.V3];[.X3])" table:style-name="ce12">
            <text:p>355</text:p>
          </table:table-cell>
          <table:table-cell office:value-type="float" office:value="350.07" table:formula="of:=SUM([.U3];[.W3];[.Y3])" table:style-name="ce12">
            <text:p>350</text:p>
          </table:table-cell>
          <table:table-cell office:value-type="float" office:value="2" table:style-name="ce19">
            <text:p>2.00</text:p>
          </table:table-cell>
          <table:table-cell office:value-type="float" office:value="2989" table:formula="of:=[.R3]+[.Z3]" table:content-validation-name="val3" table:style-name="ce14">
            <text:p>2,989</text:p>
          </table:table-cell>
          <table:table-cell office:value-type="float" office:value="2801.3322672672634" table:formula="of:=[.S3]+[.AA3]" table:content-validation-name="val3" table:style-name="ce14">
            <text:p>2,801</text:p>
          </table:table-cell>
          <table:table-cell office:value-type="currency" office:value="11023510.07" table:content-validation-name="val4" table:style-name="ce15">
            <text:p>£11,023,510.07</text:p>
          </table:table-cell>
          <table:table-cell office:value-type="currency" office:value="37757.800000000003" table:content-validation-name="val4" table:style-name="ce15">
            <text:p>£37,757.80</text:p>
          </table:table-cell>
          <table:table-cell office:value-type="currency" office:value="102000" table:content-validation-name="val4" table:style-name="ce15">
            <text:p>£102,000.00</text:p>
          </table:table-cell>
          <table:table-cell office:value-type="currency" office:value="363496.51" table:content-validation-name="val4" table:style-name="ce15">
            <text:p>£363,496.51</text:p>
          </table:table-cell>
          <table:table-cell office:value-type="currency" office:value="3038298" table:content-validation-name="val4" table:style-name="ce15">
            <text:p>£3,038,298.00</text:p>
          </table:table-cell>
          <table:table-cell office:value-type="currency" office:value="1429443.98" table:content-validation-name="val4" table:style-name="ce15">
            <text:p>£1,429,443.98</text:p>
          </table:table-cell>
          <table:table-cell office:value-type="currency" office:value="15994506.360000001" table:formula="of:=SUM([.AE3:.AJ3])" table:style-name="ce16">
            <text:p>£15,994,506.36</text:p>
          </table:table-cell>
          <table:table-cell office:value-type="currency" office:value="1579111.79" table:content-validation-name="val4" table:style-name="ce17">
            <text:p>£1,579,111.79</text:p>
          </table:table-cell>
          <table:table-cell office:value-type="currency" office:value="31367.56" table:content-validation-name="val4" table:style-name="ce17">
            <text:p>£31,367.56</text:p>
          </table:table-cell>
          <table:table-cell office:value-type="currency" office:value="1610479.35" table:formula="of:=SUM([.AL3:.AM3])" table:style-name="ce18">
            <text:p>£1,610,479.35</text:p>
          </table:table-cell>
          <table:table-cell office:value-type="currency" office:value="17604985.710000001" table:formula="of:=SUM([.AN3];[.AK3])" table:style-name="ce16">
            <text:p>£17,604,985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0">
            <text:p>Attorney General's Departments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7" table:style-name="ce21">
            <text:p>4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0.88888888888888895" table:content-validation-name="val7" table:style-name="ce21">
            <text:p>0.89</text:p>
          </table:table-cell>
          <table:table-cell office:value-type="float" office:value="21" table:content-validation-name="val2" table:style-name="ce22">
            <text:p>21.00</text:p>
          </table:table-cell>
          <table:table-cell office:value-type="float" office:value="19.591569069069067" table:content-validation-name="val7" table:style-name="ce21">
            <text:p>19.59</text:p>
          </table:table-cell>
          <table:table-cell office:value-type="float" office:value="3" table:content-validation-name="val2" table:style-name="ce22">
            <text:p>3.00</text:p>
          </table:table-cell>
          <table:table-cell office:value-type="float" office:value="3" table:content-validation-name="val7" table:style-name="ce21">
            <text:p>3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29" table:formula="of:=SUM([.F4];[.H4];[.J4];[.L4];[.N4];[.P4])" table:content-validation-name="val3" table:style-name="ce10">
            <text:p>29</text:p>
          </table:table-cell>
          <table:table-cell office:value-type="float" office:value="27.480457957957956" table:formula="of:=SUM([.G4];[.I4];[.K4];[.M4];[.O4];[.Q4])" table:content-validation-name="val3" table:style-name="ce10">
            <text:p>27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5" table:style-name="ce23">
            <text:p>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7" table:style-name="ce21">
            <text:p>0.00</text:p>
          </table:table-cell>
          <table:table-cell office:value-type="float" office:value="0" table:content-validation-name="val6" table:style-name="ce2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3" table:style-name="ce14">
            <text:p>29</text:p>
          </table:table-cell>
          <table:table-cell office:value-type="float" office:value="27.480457957957956" table:formula="of:=[.S4]+[.AA4]" table:content-validation-name="val3" table:style-name="ce14">
            <text:p>27</text:p>
          </table:table-cell>
          <table:table-cell office:value-type="currency" office:value="139304.09" table:content-validation-name="val4" table:style-name="ce15">
            <text:p>£139,304.09</text:p>
          </table:table-cell>
          <table:table-cell office:value-type="currency" office:value="500.19" table:content-validation-name="val4" table:style-name="ce15">
            <text:p>£500.19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969.360000000001" table:content-validation-name="val4" table:style-name="ce15">
            <text:p>£39,969.36</text:p>
          </table:table-cell>
          <table:table-cell office:value-type="currency" office:value="17271.080000000002" table:content-validation-name="val4" table:style-name="ce15">
            <text:p>£17,271.08</text:p>
          </table:table-cell>
          <table:table-cell office:value-type="currency" office:value="197044.72000000003" table:formula="of:=SUM([.AE4:.AJ4])" table:style-name="ce16">
            <text:p>£197,044.7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7044.72000000003" table:formula="of:=SUM([.AN4];[.AK4])" table:style-name="ce16">
            <text:p>£197,044.7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9" table:style-name="ce2">
            <text:p>Year</text:p>
          </table:table-cell>
          <table:table-cell office:value-type="string" table:content-validation-name="val9" table:style-name="ce2">
            <text:p>Month</text:p>
          </table:table-cell>
          <table:table-cell office:value-type="string" table:content-validation-name="val9" table:style-name="ce3">
            <text:p>Organisation name</text:p>
          </table:table-cell>
          <table:table-cell office:value-type="string" table:content-validation-name="val9" table:style-name="ce3">
            <text:p>Organisation type</text:p>
          </table:table-cell>
          <table:table-cell office:value-type="string" table:content-validation-name="val9" table:style-name="ce4">
            <office:annotation draw:style-name="a1" svg:x="3.22916666666667in" svg:y="0in" svg:width="3.96527777777778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9" table:style-name="ce4">
            <text:p>Payroll staff;</text:p>
            <text:p>Total;</text:p>
            <text:p>Headcount</text:p>
          </table:table-cell>
          <table:table-cell office:value-type="string" table:content-validation-name="val9" table:style-name="ce4">
            <text:p>Payroll staff;</text:p>
            <text:p>Total;</text:p>
            <text:p>Full-time equivalent</text:p>
          </table:table-cell>
          <table:table-cell office:value-type="string" table:content-validation-name="val9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9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9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9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9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9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9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9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9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4" table:style-name="ce4">
            <text:p>Payroll staff costs;</text:p>
            <text:p>Salary</text:p>
          </table:table-cell>
          <table:table-cell office:value-type="string" table:content-validation-name="val14" table:style-name="ce4">
            <text:p>Payroll staff costs;</text:p>
            <text:p>Allowances</text:p>
          </table:table-cell>
          <table:table-cell office:value-type="string" table:content-validation-name="val14" table:style-name="ce4">
            <text:p>Payroll staff costs;</text:p>
            <text:p>Non-consolidated performance payments</text:p>
          </table:table-cell>
          <table:table-cell office:value-type="string" table:content-validation-name="val14" table:style-name="ce4">
            <text:p>Payroll staff costs;</text:p>
            <text:p>Overtime</text:p>
          </table:table-cell>
          <table:table-cell office:value-type="string" table:content-validation-name="val14" table:style-name="ce4">
            <text:p>Payroll staff costs;</text:p>
            <text:p>Employer pension contributions</text:p>
          </table:table-cell>
          <table:table-cell office:value-type="string" table:content-validation-name="val1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8" table:style-name="ce8">
            <text:p>Attorney General's Office</text:p>
          </table:table-cell>
          <table:table-cell office:value-type="string" table:content-validation-name="val8" table:style-name="ce8">
            <text:p>Ministerial Department</text:p>
          </table:table-cell>
          <table:table-cell office:value-type="string" table:content-validation-name="val8" table:style-name="ce25">
            <text:p>Attorney General's Departments</text:p>
          </table:table-cell>
          <table:table-cell office:value-type="float" office:value="7" table:content-validation-name="val10" table:style-name="ce27">
            <text:p>7.00</text:p>
          </table:table-cell>
          <table:table-cell office:value-type="float" office:value="7" table:content-validation-name="val11" table:style-name="ce26">
            <text:p>7.00</text:p>
          </table:table-cell>
          <table:table-cell office:value-type="float" office:value="7" table:content-validation-name="val10" table:style-name="ce27">
            <text:p>7.00</text:p>
          </table:table-cell>
          <table:table-cell office:value-type="float" office:value="7" table:content-validation-name="val11" table:style-name="ce26">
            <text:p>7.00</text:p>
          </table:table-cell>
          <table:table-cell office:value-type="float" office:value="13" table:content-validation-name="val10" table:style-name="ce27">
            <text:p>13.00</text:p>
          </table:table-cell>
          <table:table-cell office:value-type="float" office:value="13" table:content-validation-name="val11" table:style-name="ce26">
            <text:p>13.00</text:p>
          </table:table-cell>
          <table:table-cell office:value-type="float" office:value="20" table:content-validation-name="val10" table:style-name="ce27">
            <text:p>20.00</text:p>
          </table:table-cell>
          <table:table-cell office:value-type="float" office:value="18.970833333333331" table:content-validation-name="val11" table:style-name="ce26">
            <text:p>18.97</text:p>
          </table:table-cell>
          <table:table-cell office:value-type="float" office:value="5" table:content-validation-name="val10" table:style-name="ce27">
            <text:p>5.00</text:p>
          </table:table-cell>
          <table:table-cell office:value-type="float" office:value="5" table:content-validation-name="val11" table:style-name="ce26">
            <text:p>5.00</text:p>
          </table:table-cell>
          <table:table-cell office:value-type="float" office:value="0" table:content-validation-name="val10" table:style-name="ce27">
            <text:p>0.0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52" table:formula="of:=SUM([.F2];[.H2];[.J2];[.L2];[.N2];[.P2])" table:content-validation-name="val9" table:style-name="ce10">
            <text:p>52</text:p>
          </table:table-cell>
          <table:table-cell office:value-type="float" office:value="50.970833333333331" table:formula="of:=SUM([.G2];[.I2];[.K2];[.M2];[.O2];[.Q2])" table:content-validation-name="val9" table:style-name="ce10">
            <text:p>51</text:p>
          </table:table-cell>
          <table:table-cell office:value-type="float" office:value="1" table:content-validation-name="val13" table:style-name="ce28">
            <text:p>1</text:p>
          </table:table-cell>
          <table:table-cell office:value-type="float" office:value="1" table:content-validation-name="val11" table:style-name="ce26">
            <text:p>1.00</text:p>
          </table:table-cell>
          <table:table-cell office:value-type="float" office:value="0" table:content-validation-name="val13" table:style-name="ce28">
            <text:p>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2" table:style-name="ce2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9" table:style-name="ce14">
            <text:p>53</text:p>
          </table:table-cell>
          <table:table-cell office:value-type="float" office:value="51.970833333333331" table:formula="of:=[.S2]+[.AA2]" table:content-validation-name="val9" table:style-name="ce14">
            <text:p>52</text:p>
          </table:table-cell>
          <table:table-cell office:value-type="currency" office:value="201380.53" table:content-validation-name="val14" table:style-name="ce15">
            <text:p>£201,380.53</text:p>
          </table:table-cell>
          <table:table-cell office:value-type="currency" office:value="7100.83" table:content-validation-name="val14" table:style-name="ce15">
            <text:p>£7,100.83</text:p>
          </table:table-cell>
          <table:table-cell office:value-type="currency" office:value="-5700" table:content-validation-name="val14" table:style-name="ce15">
            <text:p>-£5,700.00</text:p>
          </table:table-cell>
          <table:table-cell office:value-type="currency" office:value="1152.58" table:content-validation-name="val14" table:style-name="ce15">
            <text:p>£1,152.58</text:p>
          </table:table-cell>
          <table:table-cell office:value-type="currency" office:value="53645.09" table:content-validation-name="val14" table:style-name="ce15">
            <text:p>£53,645.09</text:p>
          </table:table-cell>
          <table:table-cell office:value-type="currency" office:value="23966" table:content-validation-name="val14" table:style-name="ce15">
            <text:p>£23,966.00</text:p>
          </table:table-cell>
          <table:table-cell office:value-type="currency" office:value="281545.02999999997" table:formula="of:=SUM([.AE2:.AJ2])" table:style-name="ce16">
            <text:p>£281,545.03</text:p>
          </table:table-cell>
          <table:table-cell office:value-type="currency" office:value="12668.31" table:content-validation-name="val14" table:style-name="ce17">
            <text:p>£12,668.31</text:p>
          </table:table-cell>
          <table:table-cell office:value-type="currency" office:value="0" table:content-validation-name="val14" table:style-name="ce17">
            <text:p>£0.00</text:p>
          </table:table-cell>
          <table:table-cell office:value-type="currency" office:value="12668.31" table:formula="of:=SUM([.AL2:.AM2])" table:style-name="ce18">
            <text:p>£12,668.31</text:p>
          </table:table-cell>
          <table:table-cell office:value-type="currency" office:value="294213.33999999997" table:formula="of:=SUM([.AN2];[.AK2])" table:style-name="ce16">
            <text:p>£294,213.3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8" table:style-name="ce8">
            <text:p>Government Legal Department</text:p>
          </table:table-cell>
          <table:table-cell office:value-type="string" table:content-validation-name="val8" table:style-name="ce8">
            <text:p>Non-Ministerial Department</text:p>
          </table:table-cell>
          <table:table-cell office:value-type="string" table:content-validation-name="val8" table:style-name="ce25">
            <text:p>Attorney General's Departments</text:p>
          </table:table-cell>
          <table:table-cell office:value-type="float" office:value="57" table:content-validation-name="val10" table:style-name="ce27">
            <text:p>57.00</text:p>
          </table:table-cell>
          <table:table-cell office:value-type="float" office:value="52.621471471471473" table:content-validation-name="val11" table:style-name="ce26">
            <text:p>52.62</text:p>
          </table:table-cell>
          <table:table-cell office:value-type="float" office:value="341" table:content-validation-name="val10" table:style-name="ce27">
            <text:p>341.00</text:p>
          </table:table-cell>
          <table:table-cell office:value-type="float" office:value="330.94479836979826" table:content-validation-name="val11" table:style-name="ce26">
            <text:p>330.94</text:p>
          </table:table-cell>
          <table:table-cell office:value-type="float" office:value="248" table:content-validation-name="val10" table:style-name="ce27">
            <text:p>248.00</text:p>
          </table:table-cell>
          <table:table-cell office:value-type="float" office:value="240.55322822822822" table:content-validation-name="val11" table:style-name="ce26">
            <text:p>240.55</text:p>
          </table:table-cell>
          <table:table-cell office:value-type="float" office:value="1747" table:content-validation-name="val10" table:style-name="ce27">
            <text:p>1747.00</text:p>
          </table:table-cell>
          <table:table-cell office:value-type="float" office:value="1599.1313610038567" table:content-validation-name="val11" table:style-name="ce26">
            <text:p>1599.13</text:p>
          </table:table-cell>
          <table:table-cell office:value-type="float" office:value="212" table:content-validation-name="val10" table:style-name="ce27">
            <text:p>212.00</text:p>
          </table:table-cell>
          <table:table-cell office:value-type="float" office:value="200.03689939939943" table:content-validation-name="val11" table:style-name="ce26">
            <text:p>200.04</text:p>
          </table:table-cell>
          <table:table-cell office:value-type="float" office:value="0" table:content-validation-name="val10" table:style-name="ce27">
            <text:p>0.0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2605" table:formula="of:=SUM([.F3];[.H3];[.J3];[.L3];[.N3];[.P3])" table:content-validation-name="val9" table:style-name="ce10">
            <text:p>2,605</text:p>
          </table:table-cell>
          <table:table-cell office:value-type="float" office:value="2423.2877584727539" table:formula="of:=SUM([.G3];[.I3];[.K3];[.M3];[.O3];[.Q3])" table:content-validation-name="val9" table:style-name="ce10">
            <text:p>2,423</text:p>
          </table:table-cell>
          <table:table-cell office:value-type="float" office:value="163" table:content-validation-name="val13" table:style-name="ce28">
            <text:p>163</text:p>
          </table:table-cell>
          <table:table-cell office:value-type="float" office:value="160.46640926640924" table:content-validation-name="val11" table:style-name="ce26">
            <text:p>160.47</text:p>
          </table:table-cell>
          <table:table-cell office:value-type="float" office:value="199" table:content-validation-name="val13" table:style-name="ce28">
            <text:p>199</text:p>
          </table:table-cell>
          <table:table-cell office:value-type="float" office:value="196.77837837837839" table:content-validation-name="val11" table:style-name="ce26">
            <text:p>196.78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2" table:style-name="ce29">
            <text:p>0.00</text:p>
          </table:table-cell>
          <table:table-cell office:value-type="float" office:value="362" table:formula="of:=SUM([.T3];[.V3];[.X3])" table:style-name="ce12">
            <text:p>362</text:p>
          </table:table-cell>
          <table:table-cell office:value-type="float" office:value="357.24478764478761" table:formula="of:=SUM([.U3];[.W3];[.Y3])" table:style-name="ce12">
            <text:p>357</text:p>
          </table:table-cell>
          <table:table-cell office:value-type="float" office:value="1" table:style-name="ce13">
            <text:p>1</text:p>
          </table:table-cell>
          <table:table-cell office:value-type="float" office:value="2967" table:formula="of:=[.R3]+[.Z3]" table:content-validation-name="val9" table:style-name="ce14">
            <text:p>2,967</text:p>
          </table:table-cell>
          <table:table-cell office:value-type="float" office:value="2780.5325461175416" table:formula="of:=[.S3]+[.AA3]" table:content-validation-name="val9" table:style-name="ce14">
            <text:p>2,781</text:p>
          </table:table-cell>
          <table:table-cell office:value-type="currency" office:value="10915694.380000001" table:content-validation-name="val14" table:style-name="ce15">
            <text:p>£10,915,694.38</text:p>
          </table:table-cell>
          <table:table-cell office:value-type="currency" office:value="40252.89" table:content-validation-name="val14" table:style-name="ce15">
            <text:p>£40,252.89</text:p>
          </table:table-cell>
          <table:table-cell office:value-type="currency" office:value="19750" table:content-validation-name="val14" table:style-name="ce15">
            <text:p>£19,750.00</text:p>
          </table:table-cell>
          <table:table-cell office:value-type="currency" office:value="217682.06" table:content-validation-name="val14" table:style-name="ce15">
            <text:p>£217,682.06</text:p>
          </table:table-cell>
          <table:table-cell office:value-type="currency" office:value="2996932.21" table:content-validation-name="val14" table:style-name="ce15">
            <text:p>£2,996,932.21</text:p>
          </table:table-cell>
          <table:table-cell office:value-type="currency" office:value="1381139.26" table:content-validation-name="val14" table:style-name="ce15">
            <text:p>£1,381,139.26</text:p>
          </table:table-cell>
          <table:table-cell office:value-type="currency" office:value="15571450.800000003" table:formula="of:=SUM([.AE3:.AJ3])" table:style-name="ce16">
            <text:p>£15,571,450.80</text:p>
          </table:table-cell>
          <table:table-cell office:value-type="currency" office:value="2648076.3199999998" table:content-validation-name="val14" table:style-name="ce17">
            <text:p>£2,648,076.32</text:p>
          </table:table-cell>
          <table:table-cell office:value-type="currency" office:value="133125" table:content-validation-name="val14" table:style-name="ce17">
            <text:p>£133,125.00</text:p>
          </table:table-cell>
          <table:table-cell office:value-type="currency" office:value="2781201.32" table:formula="of:=SUM([.AL3:.AM3])" table:style-name="ce18">
            <text:p>£2,781,201.32</text:p>
          </table:table-cell>
          <table:table-cell office:value-type="currency" office:value="18352652.120000001" table:formula="of:=SUM([.AN3];[.AK3])" table:style-name="ce16">
            <text:p>£18,352,652.1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May</text:p>
          </table:table-cell>
          <table:table-cell office:value-type="string" table:content-validation-name="val8" table:style-name="ce8">
            <text:p>Crown Prosecution Service Inspectorate</text:p>
          </table:table-cell>
          <table:table-cell office:value-type="string" table:content-validation-name="val8" table:style-name="ce8">
            <text:p>Non-Ministerial Department</text:p>
          </table:table-cell>
          <table:table-cell office:value-type="string" table:content-validation-name="val8" table:style-name="ce25">
            <text:p>Attorney General's Departments</text:p>
          </table:table-cell>
          <table:table-cell office:value-type="float" office:value="4" table:content-validation-name="val10" table:style-name="ce27">
            <text:p>4.00</text:p>
          </table:table-cell>
          <table:table-cell office:value-type="float" office:value="4" table:content-validation-name="val11" table:style-name="ce26">
            <text:p>4.00</text:p>
          </table:table-cell>
          <table:table-cell office:value-type="float" office:value="0" table:content-validation-name="val10" table:style-name="ce27">
            <text:p>0.0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1" table:content-validation-name="val10" table:style-name="ce27">
            <text:p>1.00</text:p>
          </table:table-cell>
          <table:table-cell office:value-type="float" office:value="0.88888888888888895" table:content-validation-name="val11" table:style-name="ce26">
            <text:p>0.89</text:p>
          </table:table-cell>
          <table:table-cell office:value-type="float" office:value="20" table:content-validation-name="val10" table:style-name="ce27">
            <text:p>20.00</text:p>
          </table:table-cell>
          <table:table-cell office:value-type="float" office:value="18.59156906906907" table:content-validation-name="val11" table:style-name="ce26">
            <text:p>18.59</text:p>
          </table:table-cell>
          <table:table-cell office:value-type="float" office:value="3" table:content-validation-name="val10" table:style-name="ce27">
            <text:p>3.00</text:p>
          </table:table-cell>
          <table:table-cell office:value-type="float" office:value="3" table:content-validation-name="val11" table:style-name="ce26">
            <text:p>3.00</text:p>
          </table:table-cell>
          <table:table-cell office:value-type="float" office:value="0" table:content-validation-name="val10" table:style-name="ce27">
            <text:p>0.0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28" table:formula="of:=SUM([.F4];[.H4];[.J4];[.L4];[.N4];[.P4])" table:content-validation-name="val9" table:style-name="ce10">
            <text:p>28</text:p>
          </table:table-cell>
          <table:table-cell office:value-type="float" office:value="26.48045795795796" table:formula="of:=SUM([.G4];[.I4];[.K4];[.M4];[.O4];[.Q4])" table:content-validation-name="val9" table:style-name="ce10">
            <text:p>26</text:p>
          </table:table-cell>
          <table:table-cell office:value-type="float" office:value="0" table:content-validation-name="val13" table:style-name="ce28">
            <text:p>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3" table:style-name="ce28">
            <text:p>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1" table:style-name="ce26">
            <text:p>0.00</text:p>
          </table:table-cell>
          <table:table-cell office:value-type="float" office:value="0" table:content-validation-name="val12" table:style-name="ce2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9" table:style-name="ce14">
            <text:p>28</text:p>
          </table:table-cell>
          <table:table-cell office:value-type="float" office:value="26.48045795795796" table:formula="of:=[.S4]+[.AA4]" table:content-validation-name="val9" table:style-name="ce14">
            <text:p>26</text:p>
          </table:table-cell>
          <table:table-cell office:value-type="currency" office:value="134519.82999999999" table:content-validation-name="val14" table:style-name="ce15">
            <text:p>£134,519.83</text:p>
          </table:table-cell>
          <table:table-cell office:value-type="currency" office:value="500.19" table:content-validation-name="val14" table:style-name="ce15">
            <text:p>£500.19</text:p>
          </table:table-cell>
          <table:table-cell office:value-type="currency" office:value="0" table:content-validation-name="val14" table:style-name="ce15">
            <text:p>£0.00</text:p>
          </table:table-cell>
          <table:table-cell office:value-type="currency" office:value="0" table:content-validation-name="val14" table:style-name="ce15">
            <text:p>£0.00</text:p>
          </table:table-cell>
          <table:table-cell office:value-type="currency" office:value="38610.89" table:content-validation-name="val14" table:style-name="ce15">
            <text:p>£38,610.89</text:p>
          </table:table-cell>
          <table:table-cell office:value-type="currency" office:value="16640.400000000001" table:content-validation-name="val14" table:style-name="ce15">
            <text:p>£16,640.40</text:p>
          </table:table-cell>
          <table:table-cell office:value-type="currency" office:value="190271.30999999997" table:formula="of:=SUM([.AE4:.AJ4])" table:style-name="ce16">
            <text:p>£190,271.31</text:p>
          </table:table-cell>
          <table:table-cell office:value-type="currency" office:value="0" table:content-validation-name="val14" table:style-name="ce17">
            <text:p>£0.00</text:p>
          </table:table-cell>
          <table:table-cell office:value-type="currency" office:value="0" table:content-validation-name="val1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0271.30999999997" table:formula="of:=SUM([.AN4];[.AK4])" table:style-name="ce16">
            <text:p>£190,271.3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3.22916666666667in" svg:y="0in" svg:width="3.96527777777778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7" table:content-validation-name="val19" table:style-name="ce32">
            <text:p>7.00</text:p>
          </table:table-cell>
          <table:table-cell office:value-type="float" office:value="7" table:content-validation-name="val18" table:style-name="ce31">
            <text:p>7.00</text:p>
          </table:table-cell>
          <table:table-cell office:value-type="float" office:value="13" table:content-validation-name="val19" table:style-name="ce32">
            <text:p>13.00</text:p>
          </table:table-cell>
          <table:table-cell office:value-type="float" office:value="13" table:content-validation-name="val18" table:style-name="ce31">
            <text:p>13.00</text:p>
          </table:table-cell>
          <table:table-cell office:value-type="float" office:value="19" table:content-validation-name="val19" table:style-name="ce32">
            <text:p>19.00</text:p>
          </table:table-cell>
          <table:table-cell office:value-type="float" office:value="18.600000000000001" table:content-validation-name="val18" table:style-name="ce31">
            <text:p>18.60</text:p>
          </table:table-cell>
          <table:table-cell office:value-type="float" office:value="5" table:content-validation-name="val19" table:style-name="ce32">
            <text:p>5.00</text:p>
          </table:table-cell>
          <table:table-cell office:value-type="float" office:value="5" table:content-validation-name="val18" table:style-name="ce31">
            <text:p>5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51" table:formula="of:=SUM([.F2];[.H2];[.J2];[.L2];[.N2];[.P2])" table:content-validation-name="val20" table:style-name="ce10">
            <text:p>51</text:p>
          </table:table-cell>
          <table:table-cell office:value-type="float" office:value="50.6" table:formula="of:=SUM([.G2];[.I2];[.K2];[.M2];[.O2];[.Q2])" table:content-validation-name="val20" table:style-name="ce10">
            <text:p>51</text:p>
          </table:table-cell>
          <table:table-cell office:value-type="float" office:value="1" table:content-validation-name="val16" table:style-name="ce33">
            <text:p>1</text:p>
          </table:table-cell>
          <table:table-cell office:value-type="float" office:value="1" table:content-validation-name="val18" table:style-name="ce31">
            <text:p>1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20" table:style-name="ce14">
            <text:p>52</text:p>
          </table:table-cell>
          <table:table-cell office:value-type="float" office:value="51.6" table:formula="of:=[.S2]+[.AA2]" table:content-validation-name="val20" table:style-name="ce14">
            <text:p>52</text:p>
          </table:table-cell>
          <table:table-cell office:value-type="currency" office:value="185481.22" table:content-validation-name="val15" table:style-name="ce15">
            <text:p>£185,481.22</text:p>
          </table:table-cell>
          <table:table-cell office:value-type="currency" office:value="6425.44" table:content-validation-name="val15" table:style-name="ce15">
            <text:p>£6,425.44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4238.7" table:content-validation-name="val15" table:style-name="ce15">
            <text:p>£4,238.70</text:p>
          </table:table-cell>
          <table:table-cell office:value-type="currency" office:value="47319.65" table:content-validation-name="val15" table:style-name="ce15">
            <text:p>£47,319.65</text:p>
          </table:table-cell>
          <table:table-cell office:value-type="currency" office:value="22965.360000000001" table:content-validation-name="val15" table:style-name="ce15">
            <text:p>£22,965.36</text:p>
          </table:table-cell>
          <table:table-cell office:value-type="currency" office:value="266430.37" table:formula="of:=SUM([.AE2:.AJ2])" table:style-name="ce16">
            <text:p>£266,430.37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6430.37" table:formula="of:=SUM([.AN2];[.AK2])" table:style-name="ce16">
            <text:p>£266,430.37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53" table:content-validation-name="val19" table:style-name="ce32">
            <text:p>53.00</text:p>
          </table:table-cell>
          <table:table-cell office:value-type="float" office:value="48.621471471471473" table:content-validation-name="val18" table:style-name="ce31">
            <text:p>48.62</text:p>
          </table:table-cell>
          <table:table-cell office:value-type="float" office:value="338" table:content-validation-name="val19" table:style-name="ce32">
            <text:p>338.00</text:p>
          </table:table-cell>
          <table:table-cell office:value-type="float" office:value="328.9924174174173" table:content-validation-name="val18" table:style-name="ce31">
            <text:p>328.99</text:p>
          </table:table-cell>
          <table:table-cell office:value-type="float" office:value="249" table:content-validation-name="val19" table:style-name="ce32">
            <text:p>249.00</text:p>
          </table:table-cell>
          <table:table-cell office:value-type="float" office:value="241.55322822822822" table:content-validation-name="val18" table:style-name="ce31">
            <text:p>241.55</text:p>
          </table:table-cell>
          <table:table-cell office:value-type="float" office:value="1748" table:content-validation-name="val19" table:style-name="ce32">
            <text:p>1748.00</text:p>
          </table:table-cell>
          <table:table-cell office:value-type="float" office:value="1598.4703678678641" table:content-validation-name="val18" table:style-name="ce31">
            <text:p>1598.47</text:p>
          </table:table-cell>
          <table:table-cell office:value-type="float" office:value="212" table:content-validation-name="val19" table:style-name="ce32">
            <text:p>212.00</text:p>
          </table:table-cell>
          <table:table-cell office:value-type="float" office:value="200.5242867867868" table:content-validation-name="val18" table:style-name="ce31">
            <text:p>200.52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600" table:formula="of:=SUM([.F3];[.H3];[.J3];[.L3];[.N3];[.P3])" table:content-validation-name="val20" table:style-name="ce10">
            <text:p>2,600</text:p>
          </table:table-cell>
          <table:table-cell office:value-type="float" office:value="2418.1617717717677" table:formula="of:=SUM([.G3];[.I3];[.K3];[.M3];[.O3];[.Q3])" table:content-validation-name="val20" table:style-name="ce10">
            <text:p>2,418</text:p>
          </table:table-cell>
          <table:table-cell office:value-type="float" office:value="166" table:content-validation-name="val16" table:style-name="ce33">
            <text:p>166</text:p>
          </table:table-cell>
          <table:table-cell office:value-type="float" office:value="163.12162162162161" table:content-validation-name="val18" table:style-name="ce31">
            <text:p>163.12</text:p>
          </table:table-cell>
          <table:table-cell office:value-type="float" office:value="200" table:content-validation-name="val16" table:style-name="ce33">
            <text:p>200</text:p>
          </table:table-cell>
          <table:table-cell office:value-type="float" office:value="197.30000000000004" table:content-validation-name="val18" table:style-name="ce31">
            <text:p>197.3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366" table:formula="of:=SUM([.T3];[.V3];[.X3])" table:style-name="ce12">
            <text:p>366</text:p>
          </table:table-cell>
          <table:table-cell office:value-type="float" office:value="360.42162162162163" table:formula="of:=SUM([.U3];[.W3];[.Y3])" table:style-name="ce12">
            <text:p>360</text:p>
          </table:table-cell>
          <table:table-cell office:value-type="float" office:value="1" table:style-name="ce13">
            <text:p>1</text:p>
          </table:table-cell>
          <table:table-cell office:value-type="float" office:value="2966" table:formula="of:=[.R3]+[.Z3]" table:content-validation-name="val20" table:style-name="ce14">
            <text:p>2,966</text:p>
          </table:table-cell>
          <table:table-cell office:value-type="float" office:value="2778.5833933933891" table:formula="of:=[.S3]+[.AA3]" table:content-validation-name="val20" table:style-name="ce14">
            <text:p>2,779</text:p>
          </table:table-cell>
          <table:table-cell office:value-type="currency" office:value="10886385.449999999" table:content-validation-name="val15" table:style-name="ce15">
            <text:p>£10,886,385.45</text:p>
          </table:table-cell>
          <table:table-cell office:value-type="currency" office:value="41252.71" table:content-validation-name="val15" table:style-name="ce15">
            <text:p>£41,252.71</text:p>
          </table:table-cell>
          <table:table-cell office:value-type="currency" office:value="14750" table:content-validation-name="val15" table:style-name="ce15">
            <text:p>£14,750.00</text:p>
          </table:table-cell>
          <table:table-cell office:value-type="currency" office:value="287582.8" table:content-validation-name="val15" table:style-name="ce15">
            <text:p>£287,582.80</text:p>
          </table:table-cell>
          <table:table-cell office:value-type="currency" office:value="3020137.47" table:content-validation-name="val15" table:style-name="ce15">
            <text:p>£3,020,137.47</text:p>
          </table:table-cell>
          <table:table-cell office:value-type="currency" office:value="1390932.06" table:content-validation-name="val15" table:style-name="ce15">
            <text:p>£1,390,932.06</text:p>
          </table:table-cell>
          <table:table-cell office:value-type="currency" office:value="15641040.490000002" table:formula="of:=SUM([.AE3:.AJ3])" table:style-name="ce16">
            <text:p>£15,641,040.49</text:p>
          </table:table-cell>
          <table:table-cell office:value-type="currency" office:value="1871692.26" table:content-validation-name="val15" table:style-name="ce17">
            <text:p>£1,871,692.26</text:p>
          </table:table-cell>
          <table:table-cell office:value-type="currency" office:value="1000" table:content-validation-name="val15" table:style-name="ce17">
            <text:p>£1,000.00</text:p>
          </table:table-cell>
          <table:table-cell office:value-type="currency" office:value="1872692.26" table:formula="of:=SUM([.AL3:.AM3])" table:style-name="ce18">
            <text:p>£1,872,692.26</text:p>
          </table:table-cell>
          <table:table-cell office:value-type="currency" office:value="17513732.750000004" table:formula="of:=SUM([.AN3];[.AK3])" table:style-name="ce16">
            <text:p>£17,513,73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30">
            <text:p>Attorney General's Departments</text:p>
          </table:table-cell>
          <table:table-cell office:value-type="float" office:value="4" table:content-validation-name="val19" table:style-name="ce32">
            <text:p>4.00</text:p>
          </table:table-cell>
          <table:table-cell office:value-type="float" office:value="4" table:content-validation-name="val18" table:style-name="ce31">
            <text:p>4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1" table:content-validation-name="val19" table:style-name="ce32">
            <text:p>1.00</text:p>
          </table:table-cell>
          <table:table-cell office:value-type="float" office:value="0.88888888888888895" table:content-validation-name="val18" table:style-name="ce31">
            <text:p>0.89</text:p>
          </table:table-cell>
          <table:table-cell office:value-type="float" office:value="20" table:content-validation-name="val19" table:style-name="ce32">
            <text:p>20.00</text:p>
          </table:table-cell>
          <table:table-cell office:value-type="float" office:value="18.59156906906907" table:content-validation-name="val18" table:style-name="ce31">
            <text:p>18.59</text:p>
          </table:table-cell>
          <table:table-cell office:value-type="float" office:value="3" table:content-validation-name="val19" table:style-name="ce32">
            <text:p>3.00</text:p>
          </table:table-cell>
          <table:table-cell office:value-type="float" office:value="3" table:content-validation-name="val18" table:style-name="ce31">
            <text:p>3.00</text:p>
          </table:table-cell>
          <table:table-cell office:value-type="float" office:value="0" table:content-validation-name="val19" table:style-name="ce32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28" table:formula="of:=SUM([.F4];[.H4];[.J4];[.L4];[.N4];[.P4])" table:content-validation-name="val20" table:style-name="ce10">
            <text:p>28</text:p>
          </table:table-cell>
          <table:table-cell office:value-type="float" office:value="26.48045795795796" table:formula="of:=SUM([.G4];[.I4];[.K4];[.M4];[.O4];[.Q4])" table:content-validation-name="val20" table:style-name="ce10">
            <text:p>26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6" table:style-name="ce33">
            <text:p>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8" table:style-name="ce31">
            <text:p>0.00</text:p>
          </table:table-cell>
          <table:table-cell office:value-type="float" office:value="0" table:content-validation-name="val17" table:style-name="ce3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0" table:style-name="ce14">
            <text:p>28</text:p>
          </table:table-cell>
          <table:table-cell office:value-type="float" office:value="26.48045795795796" table:formula="of:=[.S4]+[.AA4]" table:content-validation-name="val20" table:style-name="ce14">
            <text:p>26</text:p>
          </table:table-cell>
          <table:table-cell office:value-type="currency" office:value="134203.54" table:content-validation-name="val15" table:style-name="ce15">
            <text:p>£134,203.54</text:p>
          </table:table-cell>
          <table:table-cell office:value-type="currency" office:value="500.19" table:content-validation-name="val15" table:style-name="ce15">
            <text:p>£500.19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8566.35" table:content-validation-name="val15" table:style-name="ce15">
            <text:p>£38,566.35</text:p>
          </table:table-cell>
          <table:table-cell office:value-type="currency" office:value="16640.400000000001" table:content-validation-name="val15" table:style-name="ce15">
            <text:p>£16,640.40</text:p>
          </table:table-cell>
          <table:table-cell office:value-type="currency" office:value="189910.48" table:formula="of:=SUM([.AE4:.AJ4])" table:style-name="ce16">
            <text:p>£189,910.48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9910.48" table:formula="of:=SUM([.AN4];[.AK4])" table:style-name="ce16">
            <text:p>£189,910.48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3.22916666666667in" svg:y="0in" svg:width="3.96527777777778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7" table:content-validation-name="val24" table:style-name="ce37">
            <text:p>7.00</text:p>
          </table:table-cell>
          <table:table-cell office:value-type="float" office:value="7" table:content-validation-name="val25" table:style-name="ce36">
            <text:p>7.00</text:p>
          </table:table-cell>
          <table:table-cell office:value-type="float" office:value="13" table:content-validation-name="val24" table:style-name="ce37">
            <text:p>13.00</text:p>
          </table:table-cell>
          <table:table-cell office:value-type="float" office:value="13" table:content-validation-name="val25" table:style-name="ce36">
            <text:p>13.00</text:p>
          </table:table-cell>
          <table:table-cell office:value-type="float" office:value="22" table:content-validation-name="val24" table:style-name="ce37">
            <text:p>22.00</text:p>
          </table:table-cell>
          <table:table-cell office:value-type="float" office:value="21.6" table:content-validation-name="val25" table:style-name="ce36">
            <text:p>21.60</text:p>
          </table:table-cell>
          <table:table-cell office:value-type="float" office:value="5" table:content-validation-name="val24" table:style-name="ce37">
            <text:p>5.00</text:p>
          </table:table-cell>
          <table:table-cell office:value-type="float" office:value="5" table:content-validation-name="val25" table:style-name="ce36">
            <text:p>5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54" table:formula="of:=SUM([.F2];[.H2];[.J2];[.L2];[.N2];[.P2])" table:content-validation-name="val23" table:style-name="ce10">
            <text:p>54</text:p>
          </table:table-cell>
          <table:table-cell office:value-type="float" office:value="53.6" table:formula="of:=SUM([.G2];[.I2];[.K2];[.M2];[.O2];[.Q2])" table:content-validation-name="val23" table:style-name="ce10">
            <text:p>54</text:p>
          </table:table-cell>
          <table:table-cell office:value-type="float" office:value="1" table:content-validation-name="val27" table:style-name="ce38">
            <text:p>1</text:p>
          </table:table-cell>
          <table:table-cell office:value-type="float" office:value="1" table:content-validation-name="val25" table:style-name="ce36">
            <text:p>1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23" table:style-name="ce14">
            <text:p>55</text:p>
          </table:table-cell>
          <table:table-cell office:value-type="float" office:value="54.6" table:formula="of:=[.S2]+[.AA2]" table:content-validation-name="val23" table:style-name="ce14">
            <text:p>55</text:p>
          </table:table-cell>
          <table:table-cell office:value-type="currency" office:value="215720.01" table:content-validation-name="val28" table:style-name="ce15">
            <text:p>£215,720.01</text:p>
          </table:table-cell>
          <table:table-cell office:value-type="currency" office:value="6835.44" table:content-validation-name="val28" table:style-name="ce15">
            <text:p>£6,835.44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2039.7" table:content-validation-name="val28" table:style-name="ce15">
            <text:p>£2,039.70</text:p>
          </table:table-cell>
          <table:table-cell office:value-type="currency" office:value="55475.199999999997" table:content-validation-name="val28" table:style-name="ce15">
            <text:p>£55,475.20</text:p>
          </table:table-cell>
          <table:table-cell office:value-type="currency" office:value="27083.18" table:content-validation-name="val28" table:style-name="ce15">
            <text:p>£27,083.18</text:p>
          </table:table-cell>
          <table:table-cell office:value-type="currency" office:value="307153.53000000003" table:formula="of:=SUM([.AE2:.AJ2])" table:style-name="ce16">
            <text:p>£307,153.53</text:p>
          </table:table-cell>
          <table:table-cell office:value-type="currency" office:value="5540.64" table:content-validation-name="val28" table:style-name="ce17">
            <text:p>£5,540.64</text:p>
          </table:table-cell>
          <table:table-cell office:value-type="currency" office:value="2321.75" table:content-validation-name="val28" table:style-name="ce17">
            <text:p>£2,321.75</text:p>
          </table:table-cell>
          <table:table-cell office:value-type="currency" office:value="7862.39" table:formula="of:=SUM([.AL2:.AM2])" table:style-name="ce18">
            <text:p>£7,862.39</text:p>
          </table:table-cell>
          <table:table-cell office:value-type="currency" office:value="315015.92000000004" table:formula="of:=SUM([.AN2];[.AK2])" table:style-name="ce16">
            <text:p>£315,015.92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51" table:content-validation-name="val24" table:style-name="ce37">
            <text:p>51.00</text:p>
          </table:table-cell>
          <table:table-cell office:value-type="float" office:value="47.221471471471475" table:content-validation-name="val25" table:style-name="ce36">
            <text:p>47.22</text:p>
          </table:table-cell>
          <table:table-cell office:value-type="float" office:value="334" table:content-validation-name="val24" table:style-name="ce37">
            <text:p>334.00</text:p>
          </table:table-cell>
          <table:table-cell office:value-type="float" office:value="324.04106606606598" table:content-validation-name="val25" table:style-name="ce36">
            <text:p>324.04</text:p>
          </table:table-cell>
          <table:table-cell office:value-type="float" office:value="253" table:content-validation-name="val24" table:style-name="ce37">
            <text:p>253.00</text:p>
          </table:table-cell>
          <table:table-cell office:value-type="float" office:value="246.15322822822824" table:content-validation-name="val25" table:style-name="ce36">
            <text:p>246.15</text:p>
          </table:table-cell>
          <table:table-cell office:value-type="float" office:value="1747" table:content-validation-name="val24" table:style-name="ce37">
            <text:p>1747.00</text:p>
          </table:table-cell>
          <table:table-cell office:value-type="float" office:value="1598.4765540540504" table:content-validation-name="val25" table:style-name="ce36">
            <text:p>1598.48</text:p>
          </table:table-cell>
          <table:table-cell office:value-type="float" office:value="210" table:content-validation-name="val24" table:style-name="ce37">
            <text:p>210.00</text:p>
          </table:table-cell>
          <table:table-cell office:value-type="float" office:value="198.33539789789791" table:content-validation-name="val25" table:style-name="ce36">
            <text:p>198.34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595" table:formula="of:=SUM([.F3];[.H3];[.J3];[.L3];[.N3];[.P3])" table:content-validation-name="val23" table:style-name="ce10">
            <text:p>2,595</text:p>
          </table:table-cell>
          <table:table-cell office:value-type="float" office:value="2414.2277177177143" table:formula="of:=SUM([.G3];[.I3];[.K3];[.M3];[.O3];[.Q3])" table:content-validation-name="val23" table:style-name="ce10">
            <text:p>2,414</text:p>
          </table:table-cell>
          <table:table-cell office:value-type="float" office:value="149" table:content-validation-name="val27" table:style-name="ce38">
            <text:p>149</text:p>
          </table:table-cell>
          <table:table-cell office:value-type="float" office:value="146.12162162162161" table:content-validation-name="val25" table:style-name="ce36">
            <text:p>146.12</text:p>
          </table:table-cell>
          <table:table-cell office:value-type="float" office:value="204" table:content-validation-name="val27" table:style-name="ce38">
            <text:p>204</text:p>
          </table:table-cell>
          <table:table-cell office:value-type="float" office:value="200.80476190476193" table:content-validation-name="val25" table:style-name="ce36">
            <text:p>200.8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353" table:formula="of:=SUM([.T3];[.V3];[.X3])" table:style-name="ce12">
            <text:p>353</text:p>
          </table:table-cell>
          <table:table-cell office:value-type="float" office:value="346.92638352638357" table:formula="of:=SUM([.U3];[.W3];[.Y3])" table:style-name="ce12">
            <text:p>347</text:p>
          </table:table-cell>
          <table:table-cell office:value-type="float" office:value="0" table:style-name="ce13">
            <text:p>0</text:p>
          </table:table-cell>
          <table:table-cell office:value-type="float" office:value="2948" table:formula="of:=[.R3]+[.Z3]" table:content-validation-name="val23" table:style-name="ce14">
            <text:p>2,948</text:p>
          </table:table-cell>
          <table:table-cell office:value-type="float" office:value="2761.154101244098" table:formula="of:=[.S3]+[.AA3]" table:content-validation-name="val23" table:style-name="ce14">
            <text:p>2,761</text:p>
          </table:table-cell>
          <table:table-cell office:value-type="currency" office:value="10860363.539999999" table:content-validation-name="val28" table:style-name="ce15">
            <text:p>£10,860,363.54</text:p>
          </table:table-cell>
          <table:table-cell office:value-type="currency" office:value="40629.74" table:content-validation-name="val28" table:style-name="ce15">
            <text:p>£40,629.74</text:p>
          </table:table-cell>
          <table:table-cell office:value-type="currency" office:value="14250" table:content-validation-name="val28" table:style-name="ce15">
            <text:p>£14,250.00</text:p>
          </table:table-cell>
          <table:table-cell office:value-type="currency" office:value="288046.45" table:content-validation-name="val28" table:style-name="ce15">
            <text:p>£288,046.45</text:p>
          </table:table-cell>
          <table:table-cell office:value-type="currency" office:value="2986768.9" table:content-validation-name="val28" table:style-name="ce15">
            <text:p>£2,986,768.90</text:p>
          </table:table-cell>
          <table:table-cell office:value-type="currency" office:value="1386072.98" table:content-validation-name="val28" table:style-name="ce15">
            <text:p>£1,386,072.98</text:p>
          </table:table-cell>
          <table:table-cell office:value-type="currency" office:value="15576131.609999999" table:formula="of:=SUM([.AE3:.AJ3])" table:style-name="ce16">
            <text:p>£15,576,131.61</text:p>
          </table:table-cell>
          <table:table-cell office:value-type="currency" office:value="1756535.83" table:content-validation-name="val28" table:style-name="ce17">
            <text:p>£1,756,535.83</text:p>
          </table:table-cell>
          <table:table-cell office:value-type="currency" office:value="700" table:content-validation-name="val28" table:style-name="ce17">
            <text:p>£700.00</text:p>
          </table:table-cell>
          <table:table-cell office:value-type="currency" office:value="1757235.83" table:formula="of:=SUM([.AL3:.AM3])" table:style-name="ce18">
            <text:p>£1,757,235.83</text:p>
          </table:table-cell>
          <table:table-cell office:value-type="currency" office:value="17333367.439999998" table:formula="of:=SUM([.AN3];[.AK3])" table:style-name="ce16">
            <text:p>£17,333,367.44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1" table:content-validation-name="val24" table:style-name="ce37">
            <text:p>1.00</text:p>
          </table:table-cell>
          <table:table-cell office:value-type="float" office:value="0.88888888888888895" table:content-validation-name="val25" table:style-name="ce36">
            <text:p>0.89</text:p>
          </table:table-cell>
          <table:table-cell office:value-type="float" office:value="21" table:content-validation-name="val24" table:style-name="ce37">
            <text:p>21.00</text:p>
          </table:table-cell>
          <table:table-cell office:value-type="float" office:value="19.59156906906907" table:content-validation-name="val25" table:style-name="ce36">
            <text:p>19.59</text:p>
          </table:table-cell>
          <table:table-cell office:value-type="float" office:value="3" table:content-validation-name="val24" table:style-name="ce37">
            <text:p>3.00</text:p>
          </table:table-cell>
          <table:table-cell office:value-type="float" office:value="3" table:content-validation-name="val25" table:style-name="ce36">
            <text:p>3.00</text:p>
          </table:table-cell>
          <table:table-cell office:value-type="float" office:value="0" table:content-validation-name="val24" table:style-name="ce37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28" table:formula="of:=SUM([.F4];[.H4];[.J4];[.L4];[.N4];[.P4])" table:content-validation-name="val23" table:style-name="ce10">
            <text:p>28</text:p>
          </table:table-cell>
          <table:table-cell office:value-type="float" office:value="26.48045795795796" table:formula="of:=SUM([.G4];[.I4];[.K4];[.M4];[.O4];[.Q4])" table:content-validation-name="val23" table:style-name="ce10">
            <text:p>26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7" table:style-name="ce38">
            <text:p>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5" table:style-name="ce36">
            <text:p>0.00</text:p>
          </table:table-cell>
          <table:table-cell office:value-type="float" office:value="0" table:content-validation-name="val26" table:style-name="ce3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23" table:style-name="ce14">
            <text:p>28</text:p>
          </table:table-cell>
          <table:table-cell office:value-type="float" office:value="26.48045795795796" table:formula="of:=[.S4]+[.AA4]" table:content-validation-name="val23" table:style-name="ce14">
            <text:p>26</text:p>
          </table:table-cell>
          <table:table-cell office:value-type="currency" office:value="138985.62" table:content-validation-name="val28" table:style-name="ce15">
            <text:p>£138,985.62</text:p>
          </table:table-cell>
          <table:table-cell office:value-type="currency" office:value="500.19" table:content-validation-name="val28" table:style-name="ce15">
            <text:p>£500.19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39571.730000000003" table:content-validation-name="val28" table:style-name="ce15">
            <text:p>£39,571.73</text:p>
          </table:table-cell>
          <table:table-cell office:value-type="currency" office:value="17223.759999999998" table:content-validation-name="val28" table:style-name="ce15">
            <text:p>£17,223.76</text:p>
          </table:table-cell>
          <table:table-cell office:value-type="currency" office:value="196281.30000000002" table:formula="of:=SUM([.AE4:.AJ4])" table:style-name="ce16">
            <text:p>£196,281.3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6281.30000000002" table:formula="of:=SUM([.AN4];[.AK4])" table:style-name="ce16">
            <text:p>£196,281.3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3.22916666666667in" svg:y="0in" svg:width="3.96527777777778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8" table:content-validation-name="val31" table:style-name="ce42">
            <text:p>8.00</text:p>
          </table:table-cell>
          <table:table-cell office:value-type="float" office:value="8" table:content-validation-name="val32" table:style-name="ce41">
            <text:p>8.00</text:p>
          </table:table-cell>
          <table:table-cell office:value-type="float" office:value="7" table:content-validation-name="val31" table:style-name="ce42">
            <text:p>7.00</text:p>
          </table:table-cell>
          <table:table-cell office:value-type="float" office:value="7" table:content-validation-name="val32" table:style-name="ce41">
            <text:p>7.00</text:p>
          </table:table-cell>
          <table:table-cell office:value-type="float" office:value="13" table:content-validation-name="val31" table:style-name="ce42">
            <text:p>13.00</text:p>
          </table:table-cell>
          <table:table-cell office:value-type="float" office:value="13" table:content-validation-name="val32" table:style-name="ce41">
            <text:p>13.00</text:p>
          </table:table-cell>
          <table:table-cell office:value-type="float" office:value="23" table:content-validation-name="val31" table:style-name="ce42">
            <text:p>23.00</text:p>
          </table:table-cell>
          <table:table-cell office:value-type="float" office:value="22.6" table:content-validation-name="val32" table:style-name="ce41">
            <text:p>22.60</text:p>
          </table:table-cell>
          <table:table-cell office:value-type="float" office:value="5" table:content-validation-name="val31" table:style-name="ce42">
            <text:p>5.00</text:p>
          </table:table-cell>
          <table:table-cell office:value-type="float" office:value="5" table:content-validation-name="val32" table:style-name="ce41">
            <text:p>5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56" table:formula="of:=SUM([.F2];[.H2];[.J2];[.L2];[.N2];[.P2])" table:content-validation-name="val30" table:style-name="ce10">
            <text:p>56</text:p>
          </table:table-cell>
          <table:table-cell office:value-type="float" office:value="55.6" table:formula="of:=SUM([.G2];[.I2];[.K2];[.M2];[.O2];[.Q2])" table:content-validation-name="val30" table:style-name="ce10">
            <text:p>56</text:p>
          </table:table-cell>
          <table:table-cell office:value-type="float" office:value="1" table:content-validation-name="val34" table:style-name="ce43">
            <text:p>1</text:p>
          </table:table-cell>
          <table:table-cell office:value-type="float" office:value="1" table:content-validation-name="val32" table:style-name="ce41">
            <text:p>1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7" table:formula="of:=[.R2]+[.Z2]" table:content-validation-name="val30" table:style-name="ce14">
            <text:p>57</text:p>
          </table:table-cell>
          <table:table-cell office:value-type="float" office:value="56.6" table:formula="of:=[.S2]+[.AA2]" table:content-validation-name="val30" table:style-name="ce14">
            <text:p>57</text:p>
          </table:table-cell>
          <table:table-cell office:value-type="currency" office:value="239510.62" table:content-validation-name="val35" table:style-name="ce15">
            <text:p>£239,510.62</text:p>
          </table:table-cell>
          <table:table-cell office:value-type="currency" office:value="6443.63" table:content-validation-name="val35" table:style-name="ce15">
            <text:p>£6,443.63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59646.239999999998" table:content-validation-name="val35" table:style-name="ce15">
            <text:p>£59,646.24</text:p>
          </table:table-cell>
          <table:table-cell office:value-type="currency" office:value="29573.19" table:content-validation-name="val35" table:style-name="ce15">
            <text:p>£29,573.19</text:p>
          </table:table-cell>
          <table:table-cell office:value-type="currency" office:value="335173.68" table:formula="of:=SUM([.AE2:.AJ2])" table:style-name="ce16">
            <text:p>£335,173.68</text:p>
          </table:table-cell>
          <table:table-cell office:value-type="currency" office:value="5641.52" table:content-validation-name="val35" table:style-name="ce17">
            <text:p>£5,641.5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5641.52" table:formula="of:=SUM([.AL2:.AM2])" table:style-name="ce18">
            <text:p>£5,641.52</text:p>
          </table:table-cell>
          <table:table-cell office:value-type="currency" office:value="340815.2" table:formula="of:=SUM([.AN2];[.AK2])" table:style-name="ce16">
            <text:p>£340,815.2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48" table:content-validation-name="val31" table:style-name="ce42">
            <text:p>48.00</text:p>
          </table:table-cell>
          <table:table-cell office:value-type="float" office:value="45.070120120120123" table:content-validation-name="val32" table:style-name="ce41">
            <text:p>45.07</text:p>
          </table:table-cell>
          <table:table-cell office:value-type="float" office:value="329" table:content-validation-name="val31" table:style-name="ce42">
            <text:p>329.00</text:p>
          </table:table-cell>
          <table:table-cell office:value-type="float" office:value="319.70052552552551" table:content-validation-name="val32" table:style-name="ce41">
            <text:p>319.70</text:p>
          </table:table-cell>
          <table:table-cell office:value-type="float" office:value="261" table:content-validation-name="val31" table:style-name="ce42">
            <text:p>261.00</text:p>
          </table:table-cell>
          <table:table-cell office:value-type="float" office:value="255.24241741741747" table:content-validation-name="val32" table:style-name="ce41">
            <text:p>255.24</text:p>
          </table:table-cell>
          <table:table-cell office:value-type="float" office:value="1739" table:content-validation-name="val31" table:style-name="ce42">
            <text:p>1739.00</text:p>
          </table:table-cell>
          <table:table-cell office:value-type="float" office:value="1592.8966366366326" table:content-validation-name="val32" table:style-name="ce41">
            <text:p>1592.90</text:p>
          </table:table-cell>
          <table:table-cell office:value-type="float" office:value="210" table:content-validation-name="val31" table:style-name="ce42">
            <text:p>210.00</text:p>
          </table:table-cell>
          <table:table-cell office:value-type="float" office:value="199.26636636636644" table:content-validation-name="val32" table:style-name="ce41">
            <text:p>199.27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587" table:formula="of:=SUM([.F3];[.H3];[.J3];[.L3];[.N3];[.P3])" table:content-validation-name="val30" table:style-name="ce10">
            <text:p>2,587</text:p>
          </table:table-cell>
          <table:table-cell office:value-type="float" office:value="2412.1760660660625" table:formula="of:=SUM([.G3];[.I3];[.K3];[.M3];[.O3];[.Q3])" table:content-validation-name="val30" table:style-name="ce10">
            <text:p>2,412</text:p>
          </table:table-cell>
          <table:table-cell office:value-type="float" office:value="156" table:content-validation-name="val34" table:style-name="ce43">
            <text:p>156</text:p>
          </table:table-cell>
          <table:table-cell office:value-type="float" office:value="153.12162162162161" table:content-validation-name="val32" table:style-name="ce41">
            <text:p>153.12</text:p>
          </table:table-cell>
          <table:table-cell office:value-type="float" office:value="211" table:content-validation-name="val34" table:style-name="ce43">
            <text:p>211</text:p>
          </table:table-cell>
          <table:table-cell office:value-type="float" office:value="207.8047619047619" table:content-validation-name="val32" table:style-name="ce41">
            <text:p>207.8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367" table:formula="of:=SUM([.T3];[.V3];[.X3])" table:style-name="ce12">
            <text:p>367</text:p>
          </table:table-cell>
          <table:table-cell office:value-type="float" office:value="360.92638352638352" table:formula="of:=SUM([.U3];[.W3];[.Y3])" table:style-name="ce12">
            <text:p>361</text:p>
          </table:table-cell>
          <table:table-cell office:value-type="float" office:value="0" table:style-name="ce13">
            <text:p>0</text:p>
          </table:table-cell>
          <table:table-cell office:value-type="float" office:value="2954" table:formula="of:=[.R3]+[.Z3]" table:content-validation-name="val30" table:style-name="ce14">
            <text:p>2,954</text:p>
          </table:table-cell>
          <table:table-cell office:value-type="float" office:value="2773.1024495924462" table:formula="of:=[.S3]+[.AA3]" table:content-validation-name="val30" table:style-name="ce14">
            <text:p>2,773</text:p>
          </table:table-cell>
          <table:table-cell office:value-type="currency" office:value="10846273.380000001" table:content-validation-name="val35" table:style-name="ce15">
            <text:p>£10,846,273.38</text:p>
          </table:table-cell>
          <table:table-cell office:value-type="currency" office:value="49562.83" table:content-validation-name="val35" table:style-name="ce15">
            <text:p>£49,562.83</text:p>
          </table:table-cell>
          <table:table-cell office:value-type="currency" office:value="14000" table:content-validation-name="val35" table:style-name="ce15">
            <text:p>£14,000.00</text:p>
          </table:table-cell>
          <table:table-cell office:value-type="currency" office:value="265557.98" table:content-validation-name="val35" table:style-name="ce15">
            <text:p>£265,557.98</text:p>
          </table:table-cell>
          <table:table-cell office:value-type="currency" office:value="2968618.29" table:content-validation-name="val35" table:style-name="ce15">
            <text:p>£2,968,618.29</text:p>
          </table:table-cell>
          <table:table-cell office:value-type="currency" office:value="1382156.16" table:content-validation-name="val35" table:style-name="ce15">
            <text:p>£1,382,156.16</text:p>
          </table:table-cell>
          <table:table-cell office:value-type="currency" office:value="15526168.640000001" table:formula="of:=SUM([.AE3:.AJ3])" table:style-name="ce16">
            <text:p>£15,526,168.64</text:p>
          </table:table-cell>
          <table:table-cell office:value-type="currency" office:value="1879859.72" table:content-validation-name="val35" table:style-name="ce17">
            <text:p>£1,879,859.7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1879859.72" table:formula="of:=SUM([.AL3:.AM3])" table:style-name="ce18">
            <text:p>£1,879,859.72</text:p>
          </table:table-cell>
          <table:table-cell office:value-type="currency" office:value="17406028.359999999" table:formula="of:=SUM([.AN3];[.AK3])" table:style-name="ce16">
            <text:p>£17,406,028.3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40">
            <text:p>Attorney General's Departments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1" table:content-validation-name="val31" table:style-name="ce42">
            <text:p>1.00</text:p>
          </table:table-cell>
          <table:table-cell office:value-type="float" office:value="0.88888888888888895" table:content-validation-name="val32" table:style-name="ce41">
            <text:p>0.89</text:p>
          </table:table-cell>
          <table:table-cell office:value-type="float" office:value="21" table:content-validation-name="val31" table:style-name="ce42">
            <text:p>21.00</text:p>
          </table:table-cell>
          <table:table-cell office:value-type="float" office:value="19.59156906906907" table:content-validation-name="val32" table:style-name="ce41">
            <text:p>19.59</text:p>
          </table:table-cell>
          <table:table-cell office:value-type="float" office:value="3" table:content-validation-name="val31" table:style-name="ce42">
            <text:p>3.00</text:p>
          </table:table-cell>
          <table:table-cell office:value-type="float" office:value="3" table:content-validation-name="val32" table:style-name="ce41">
            <text:p>3.00</text:p>
          </table:table-cell>
          <table:table-cell office:value-type="float" office:value="0" table:content-validation-name="val31" table:style-name="ce42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28" table:formula="of:=SUM([.F4];[.H4];[.J4];[.L4];[.N4];[.P4])" table:content-validation-name="val30" table:style-name="ce10">
            <text:p>28</text:p>
          </table:table-cell>
          <table:table-cell office:value-type="float" office:value="26.48045795795796" table:formula="of:=SUM([.G4];[.I4];[.K4];[.M4];[.O4];[.Q4])" table:content-validation-name="val30" table:style-name="ce10">
            <text:p>26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4" table:style-name="ce43">
            <text:p>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2" table:style-name="ce41">
            <text:p>0.00</text:p>
          </table:table-cell>
          <table:table-cell office:value-type="float" office:value="0" table:content-validation-name="val33" table:style-name="ce4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30" table:style-name="ce14">
            <text:p>28</text:p>
          </table:table-cell>
          <table:table-cell office:value-type="float" office:value="26.48045795795796" table:formula="of:=[.S4]+[.AA4]" table:content-validation-name="val30" table:style-name="ce14">
            <text:p>26</text:p>
          </table:table-cell>
          <table:table-cell office:value-type="currency" office:value="138367.73000000001" table:content-validation-name="val35" table:style-name="ce15">
            <text:p>£138,367.73</text:p>
          </table:table-cell>
          <table:table-cell office:value-type="currency" office:value="500.19" table:content-validation-name="val35" table:style-name="ce15">
            <text:p>£500.19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39399.339999999997" table:content-validation-name="val35" table:style-name="ce15">
            <text:p>£39,399.34</text:p>
          </table:table-cell>
          <table:table-cell office:value-type="currency" office:value="17223.759999999998" table:content-validation-name="val35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2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3.21527777777778in" svg:y="0in" svg:width="3.9791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8" table:content-validation-name="val40" table:style-name="ce47">
            <text:p>8.00</text:p>
          </table:table-cell>
          <table:table-cell office:value-type="float" office:value="8" table:content-validation-name="val39" table:style-name="ce46">
            <text:p>8.00</text:p>
          </table:table-cell>
          <table:table-cell office:value-type="float" office:value="7" table:content-validation-name="val40" table:style-name="ce47">
            <text:p>7.00</text:p>
          </table:table-cell>
          <table:table-cell office:value-type="float" office:value="7" table:content-validation-name="val39" table:style-name="ce46">
            <text:p>7.00</text:p>
          </table:table-cell>
          <table:table-cell office:value-type="float" office:value="13" table:content-validation-name="val40" table:style-name="ce47">
            <text:p>13.00</text:p>
          </table:table-cell>
          <table:table-cell office:value-type="float" office:value="12.625" table:content-validation-name="val39" table:style-name="ce46">
            <text:p>12.63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20.6" table:content-validation-name="val39" table:style-name="ce46">
            <text:p>20.60</text:p>
          </table:table-cell>
          <table:table-cell office:value-type="float" office:value="5" table:content-validation-name="val40" table:style-name="ce47">
            <text:p>5.00</text:p>
          </table:table-cell>
          <table:table-cell office:value-type="float" office:value="5" table:content-validation-name="val39" table:style-name="ce46">
            <text:p>5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54" table:formula="of:=SUM([.F2];[.H2];[.J2];[.L2];[.N2];[.P2])" table:content-validation-name="val41" table:style-name="ce10">
            <text:p>54</text:p>
          </table:table-cell>
          <table:table-cell office:value-type="float" office:value="53.225000000000001" table:formula="of:=SUM([.G2];[.I2];[.K2];[.M2];[.O2];[.Q2])" table:content-validation-name="val41" table:style-name="ce10">
            <text:p>53</text:p>
          </table:table-cell>
          <table:table-cell office:value-type="float" office:value="1" table:content-validation-name="val37" table:style-name="ce48">
            <text:p>1</text:p>
          </table:table-cell>
          <table:table-cell office:value-type="float" office:value="1" table:content-validation-name="val39" table:style-name="ce46">
            <text:p>1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1" table:formula="of:=SUM([.T2];[.V2];[.X2])" table:style-name="ce12">
            <text:p>1</text:p>
          </table:table-cell>
          <table:table-cell office:value-type="float" office:value="1" table:formula="of:=SUM([.U2];[.W2];[.Y2])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55" table:formula="of:=[.R2]+[.Z2]" table:content-validation-name="val41" table:style-name="ce14">
            <text:p>55</text:p>
          </table:table-cell>
          <table:table-cell office:value-type="float" office:value="54.225000000000001" table:formula="of:=[.S2]+[.AA2]" table:content-validation-name="val41" table:style-name="ce14">
            <text:p>54</text:p>
          </table:table-cell>
          <table:table-cell office:value-type="currency" office:value="207208.45" table:content-validation-name="val36" table:style-name="ce15">
            <text:p>£207,208.45</text:p>
          </table:table-cell>
          <table:table-cell office:value-type="currency" office:value="6127.42" table:content-validation-name="val36" table:style-name="ce15">
            <text:p>£6,127.42</text:p>
          </table:table-cell>
          <table:table-cell office:value-type="currency" office:value="3000" table:content-validation-name="val36" table:style-name="ce15">
            <text:p>£3,0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53434.52" table:content-validation-name="val36" table:style-name="ce15">
            <text:p>£53,434.52</text:p>
          </table:table-cell>
          <table:table-cell office:value-type="currency" office:value="25513.200000000001" table:content-validation-name="val36" table:style-name="ce15">
            <text:p>£25,513.20</text:p>
          </table:table-cell>
          <table:table-cell office:value-type="currency" office:value="295283.59000000003" table:formula="of:=SUM([.AE2:.AJ2])" table:style-name="ce16">
            <text:p>£295,283.59</text:p>
          </table:table-cell>
          <table:table-cell office:value-type="currency" office:value="1489.92" table:content-validation-name="val36" table:style-name="ce17">
            <text:p>£1,489.9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1489.92" table:formula="of:=SUM([.AL2:.AM2])" table:style-name="ce18">
            <text:p>£1,489.92</text:p>
          </table:table-cell>
          <table:table-cell office:value-type="currency" office:value="296773.51" table:formula="of:=SUM([.AN2];[.AK2])" table:style-name="ce16">
            <text:p>£296,773.5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46" table:content-validation-name="val40" table:style-name="ce47">
            <text:p>46.00</text:p>
          </table:table-cell>
          <table:table-cell office:value-type="float" office:value="43.670120120120124" table:content-validation-name="val39" table:style-name="ce46">
            <text:p>43.67</text:p>
          </table:table-cell>
          <table:table-cell office:value-type="float" office:value="324" table:content-validation-name="val40" table:style-name="ce47">
            <text:p>324.00</text:p>
          </table:table-cell>
          <table:table-cell office:value-type="float" office:value="313.92484984984981" table:content-validation-name="val39" table:style-name="ce46">
            <text:p>313.92</text:p>
          </table:table-cell>
          <table:table-cell office:value-type="float" office:value="277" table:content-validation-name="val40" table:style-name="ce47">
            <text:p>277.00</text:p>
          </table:table-cell>
          <table:table-cell office:value-type="float" office:value="270.45052552552556" table:content-validation-name="val39" table:style-name="ce46">
            <text:p>270.45</text:p>
          </table:table-cell>
          <table:table-cell office:value-type="float" office:value="1769" table:content-validation-name="val40" table:style-name="ce47">
            <text:p>1769.00</text:p>
          </table:table-cell>
          <table:table-cell office:value-type="float" office:value="1622.8782057057031" table:content-validation-name="val39" table:style-name="ce46">
            <text:p>1622.88</text:p>
          </table:table-cell>
          <table:table-cell office:value-type="float" office:value="206" table:content-validation-name="val40" table:style-name="ce47">
            <text:p>206.00</text:p>
          </table:table-cell>
          <table:table-cell office:value-type="float" office:value="196.73243243243246" table:content-validation-name="val39" table:style-name="ce46">
            <text:p>196.73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622" table:formula="of:=SUM([.F3];[.H3];[.J3];[.L3];[.N3];[.P3])" table:content-validation-name="val41" table:style-name="ce10">
            <text:p>2,622</text:p>
          </table:table-cell>
          <table:table-cell office:value-type="float" office:value="2447.6561336336308" table:formula="of:=SUM([.G3];[.I3];[.K3];[.M3];[.O3];[.Q3])" table:content-validation-name="val41" table:style-name="ce10">
            <text:p>2,448</text:p>
          </table:table-cell>
          <table:table-cell office:value-type="float" office:value="142" table:content-validation-name="val37" table:style-name="ce48">
            <text:p>142</text:p>
          </table:table-cell>
          <table:table-cell office:value-type="float" office:value="139.47297297297297" table:content-validation-name="val39" table:style-name="ce46">
            <text:p>139.47</text:p>
          </table:table-cell>
          <table:table-cell office:value-type="float" office:value="216" table:content-validation-name="val37" table:style-name="ce48">
            <text:p>216</text:p>
          </table:table-cell>
          <table:table-cell office:value-type="float" office:value="213.20476190476191" table:content-validation-name="val39" table:style-name="ce46">
            <text:p>213.2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358" table:formula="of:=SUM([.T3];[.V3];[.X3])" table:style-name="ce12">
            <text:p>358</text:p>
          </table:table-cell>
          <table:table-cell office:value-type="float" office:value="352.67773487773491" table:formula="of:=SUM([.U3];[.W3];[.Y3])" table:style-name="ce12">
            <text:p>353</text:p>
          </table:table-cell>
          <table:table-cell office:value-type="float" office:value="1" table:style-name="ce13">
            <text:p>1</text:p>
          </table:table-cell>
          <table:table-cell office:value-type="float" office:value="2980" table:formula="of:=[.R3]+[.Z3]" table:content-validation-name="val41" table:style-name="ce14">
            <text:p>2,980</text:p>
          </table:table-cell>
          <table:table-cell office:value-type="float" office:value="2800.3338685113658" table:formula="of:=[.S3]+[.AA3]" table:content-validation-name="val41" table:style-name="ce14">
            <text:p>2,800</text:p>
          </table:table-cell>
          <table:table-cell office:value-type="currency" office:value="11030397.609999999" table:content-validation-name="val36" table:style-name="ce15">
            <text:p>£11,030,397.61</text:p>
          </table:table-cell>
          <table:table-cell office:value-type="currency" office:value="9231.2000000000007" table:content-validation-name="val36" table:style-name="ce15">
            <text:p>£9,231.20</text:p>
          </table:table-cell>
          <table:table-cell office:value-type="currency" office:value="62750" table:content-validation-name="val36" table:style-name="ce15">
            <text:p>£62,750.00</text:p>
          </table:table-cell>
          <table:table-cell office:value-type="currency" office:value="199779.41" table:content-validation-name="val36" table:style-name="ce15">
            <text:p>£199,779.41</text:p>
          </table:table-cell>
          <table:table-cell office:value-type="currency" office:value="3009954.61" table:content-validation-name="val36" table:style-name="ce15">
            <text:p>£3,009,954.61</text:p>
          </table:table-cell>
          <table:table-cell office:value-type="currency" office:value="1396280.12" table:content-validation-name="val36" table:style-name="ce15">
            <text:p>£1,396,280.12</text:p>
          </table:table-cell>
          <table:table-cell office:value-type="currency" office:value="15708392.949999999" table:formula="of:=SUM([.AE3:.AJ3])" table:style-name="ce16">
            <text:p>£15,708,392.95</text:p>
          </table:table-cell>
          <table:table-cell office:value-type="currency" office:value="1730748.63" table:content-validation-name="val36" table:style-name="ce17">
            <text:p>£1,730,748.63</text:p>
          </table:table-cell>
          <table:table-cell office:value-type="currency" office:value="140850" table:content-validation-name="val36" table:style-name="ce17">
            <text:p>£140,850.00</text:p>
          </table:table-cell>
          <table:table-cell office:value-type="currency" office:value="1871598.63" table:formula="of:=SUM([.AL3:.AM3])" table:style-name="ce18">
            <text:p>£1,871,598.63</text:p>
          </table:table-cell>
          <table:table-cell office:value-type="currency" office:value="17579991.579999998" table:formula="of:=SUM([.AN3];[.AK3])" table:style-name="ce16">
            <text:p>£17,579,991.58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5">
            <text:p>Attorney General's Departments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1" table:content-validation-name="val40" table:style-name="ce47">
            <text:p>1.00</text:p>
          </table:table-cell>
          <table:table-cell office:value-type="float" office:value="0.88888888888888895" table:content-validation-name="val39" table:style-name="ce46">
            <text:p>0.89</text:p>
          </table:table-cell>
          <table:table-cell office:value-type="float" office:value="21" table:content-validation-name="val40" table:style-name="ce47">
            <text:p>21.00</text:p>
          </table:table-cell>
          <table:table-cell office:value-type="float" office:value="19.59156906906907" table:content-validation-name="val39" table:style-name="ce46">
            <text:p>19.59</text:p>
          </table:table-cell>
          <table:table-cell office:value-type="float" office:value="3" table:content-validation-name="val40" table:style-name="ce47">
            <text:p>3.00</text:p>
          </table:table-cell>
          <table:table-cell office:value-type="float" office:value="3" table:content-validation-name="val39" table:style-name="ce46">
            <text:p>3.00</text:p>
          </table:table-cell>
          <table:table-cell office:value-type="float" office:value="0" table:content-validation-name="val40" table:style-name="ce47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28" table:formula="of:=SUM([.F4];[.H4];[.J4];[.L4];[.N4];[.P4])" table:content-validation-name="val41" table:style-name="ce10">
            <text:p>28</text:p>
          </table:table-cell>
          <table:table-cell office:value-type="float" office:value="26.48045795795796" table:formula="of:=SUM([.G4];[.I4];[.K4];[.M4];[.O4];[.Q4])" table:content-validation-name="val41" table:style-name="ce10">
            <text:p>26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7" table:style-name="ce48">
            <text:p>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9" table:style-name="ce46">
            <text:p>0.00</text:p>
          </table:table-cell>
          <table:table-cell office:value-type="float" office:value="0" table:content-validation-name="val38" table:style-name="ce4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" table:formula="of:=[.R4]+[.Z4]" table:content-validation-name="val41" table:style-name="ce14">
            <text:p>28</text:p>
          </table:table-cell>
          <table:table-cell office:value-type="float" office:value="26.48045795795796" table:formula="of:=[.S4]+[.AA4]" table:content-validation-name="val41" table:style-name="ce14">
            <text:p>26</text:p>
          </table:table-cell>
          <table:table-cell office:value-type="currency" office:value="138367.73000000001" table:content-validation-name="val36" table:style-name="ce15">
            <text:p>£138,367.73</text:p>
          </table:table-cell>
          <table:table-cell office:value-type="currency" office:value="500.19" table:content-validation-name="val36" table:style-name="ce15">
            <text:p>£500.19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39399.339999999997" table:content-validation-name="val36" table:style-name="ce15">
            <text:p>£39,399.34</text:p>
          </table:table-cell>
          <table:table-cell office:value-type="currency" office:value="17223.759999999998" table:content-validation-name="val36" table:style-name="ce15">
            <text:p>£17,223.76</text:p>
          </table:table-cell>
          <table:table-cell office:value-type="currency" office:value="195491.02000000002" table:formula="of:=SUM([.AE4:.AJ4])" table:style-name="ce16">
            <text:p>£195,491.02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491.02000000002" table:formula="of:=SUM([.AN4];[.AK4])" table:style-name="ce16">
            <text:p>£195,491.02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3.22916666666667in" svg:y="0in" svg:width="3.96527777777778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8" table:content-validation-name="val45" table:style-name="ce52">
            <text:p>8.00</text:p>
          </table:table-cell>
          <table:table-cell office:value-type="float" office:value="8" table:content-validation-name="val46" table:style-name="ce51">
            <text:p>8.00</text:p>
          </table:table-cell>
          <table:table-cell office:value-type="float" office:value="6" table:content-validation-name="val45" table:style-name="ce52">
            <text:p>6.00</text:p>
          </table:table-cell>
          <table:table-cell office:value-type="float" office:value="6" table:content-validation-name="val46" table:style-name="ce51">
            <text:p>6.00</text:p>
          </table:table-cell>
          <table:table-cell office:value-type="float" office:value="12" table:content-validation-name="val45" table:style-name="ce52">
            <text:p>12.00</text:p>
          </table:table-cell>
          <table:table-cell office:value-type="float" office:value="11.625" table:content-validation-name="val46" table:style-name="ce51">
            <text:p>11.63</text:p>
          </table:table-cell>
          <table:table-cell office:value-type="float" office:value="20" table:content-validation-name="val45" table:style-name="ce52">
            <text:p>20.00</text:p>
          </table:table-cell>
          <table:table-cell office:value-type="float" office:value="19.600000000000001" table:content-validation-name="val46" table:style-name="ce51">
            <text:p>19.60</text:p>
          </table:table-cell>
          <table:table-cell office:value-type="float" office:value="5" table:content-validation-name="val45" table:style-name="ce52">
            <text:p>5.00</text:p>
          </table:table-cell>
          <table:table-cell office:value-type="float" office:value="5" table:content-validation-name="val46" table:style-name="ce51">
            <text:p>5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51" table:formula="of:=SUM([.F2];[.H2];[.J2];[.L2];[.N2];[.P2])" table:content-validation-name="val44" table:style-name="ce10">
            <text:p>51</text:p>
          </table:table-cell>
          <table:table-cell office:value-type="float" office:value="50.225000000000001" table:formula="of:=SUM([.G2];[.I2];[.K2];[.M2];[.O2];[.Q2])" table:content-validation-name="val44" table:style-name="ce10">
            <text:p>5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44" table:style-name="ce14">
            <text:p>51</text:p>
          </table:table-cell>
          <table:table-cell office:value-type="float" office:value="50.225000000000001" table:formula="of:=[.S2]+[.AA2]" table:content-validation-name="val44" table:style-name="ce14">
            <text:p>50</text:p>
          </table:table-cell>
          <table:table-cell office:value-type="currency" office:value="219506.44" table:content-validation-name="val49" table:style-name="ce15">
            <text:p>£219,506.44</text:p>
          </table:table-cell>
          <table:table-cell office:value-type="currency" office:value="7324.93" table:content-validation-name="val49" table:style-name="ce15">
            <text:p>£7,324.93</text:p>
          </table:table-cell>
          <table:table-cell office:value-type="currency" office:value="11000" table:content-validation-name="val49" table:style-name="ce15">
            <text:p>£11,00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55603.39" table:content-validation-name="val49" table:style-name="ce15">
            <text:p>£55,603.39</text:p>
          </table:table-cell>
          <table:table-cell office:value-type="currency" office:value="29252.400000000001" table:content-validation-name="val49" table:style-name="ce15">
            <text:p>£29,252.40</text:p>
          </table:table-cell>
          <table:table-cell office:value-type="currency" office:value="322687.16000000003" table:formula="of:=SUM([.AE2:.AJ2])" table:style-name="ce16">
            <text:p>£322,687.16</text:p>
          </table:table-cell>
          <table:table-cell office:value-type="currency" office:value="3445.44" table:content-validation-name="val49" table:style-name="ce17">
            <text:p>£3,445.44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3445.44" table:formula="of:=SUM([.AL2:.AM2])" table:style-name="ce18">
            <text:p>£3,445.44</text:p>
          </table:table-cell>
          <table:table-cell office:value-type="currency" office:value="326132.60000000003" table:formula="of:=SUM([.AN2];[.AK2])" table:style-name="ce16">
            <text:p>£326,132.6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49" table:content-validation-name="val45" table:style-name="ce52">
            <text:p>49.00</text:p>
          </table:table-cell>
          <table:table-cell office:value-type="float" office:value="46.670120120120124" table:content-validation-name="val46" table:style-name="ce51">
            <text:p>46.67</text:p>
          </table:table-cell>
          <table:table-cell office:value-type="float" office:value="336" table:content-validation-name="val45" table:style-name="ce52">
            <text:p>336.00</text:p>
          </table:table-cell>
          <table:table-cell office:value-type="float" office:value="323.85457957957959" table:content-validation-name="val46" table:style-name="ce51">
            <text:p>323.85</text:p>
          </table:table-cell>
          <table:table-cell office:value-type="float" office:value="288" table:content-validation-name="val45" table:style-name="ce52">
            <text:p>288.00</text:p>
          </table:table-cell>
          <table:table-cell office:value-type="float" office:value="281.35863363363364" table:content-validation-name="val46" table:style-name="ce51">
            <text:p>281.36</text:p>
          </table:table-cell>
          <table:table-cell office:value-type="float" office:value="1786" table:content-validation-name="val45" table:style-name="ce52">
            <text:p>1786.00</text:p>
          </table:table-cell>
          <table:table-cell office:value-type="float" office:value="1640.562289789787" table:content-validation-name="val46" table:style-name="ce51">
            <text:p>1640.56</text:p>
          </table:table-cell>
          <table:table-cell office:value-type="float" office:value="207" table:content-validation-name="val45" table:style-name="ce52">
            <text:p>207.00</text:p>
          </table:table-cell>
          <table:table-cell office:value-type="float" office:value="197.65345345345349" table:content-validation-name="val46" table:style-name="ce51">
            <text:p>197.65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2666" table:formula="of:=SUM([.F3];[.H3];[.J3];[.L3];[.N3];[.P3])" table:content-validation-name="val44" table:style-name="ce10">
            <text:p>2,666</text:p>
          </table:table-cell>
          <table:table-cell office:value-type="float" office:value="2490.0990765765741" table:formula="of:=SUM([.G3];[.I3];[.K3];[.M3];[.O3];[.Q3])" table:content-validation-name="val44" table:style-name="ce10">
            <text:p>2,490</text:p>
          </table:table-cell>
          <table:table-cell office:value-type="float" office:value="128" table:content-validation-name="val48" table:style-name="ce53">
            <text:p>128</text:p>
          </table:table-cell>
          <table:table-cell office:value-type="float" office:value="125.88918918918918" table:content-validation-name="val46" table:style-name="ce51">
            <text:p>125.89</text:p>
          </table:table-cell>
          <table:table-cell office:value-type="float" office:value="212" table:content-validation-name="val48" table:style-name="ce53">
            <text:p>212</text:p>
          </table:table-cell>
          <table:table-cell office:value-type="float" office:value="208.42097812097811" table:content-validation-name="val46" table:style-name="ce51">
            <text:p>208.42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340" table:formula="of:=SUM([.T3];[.V3];[.X3])" table:style-name="ce12">
            <text:p>340</text:p>
          </table:table-cell>
          <table:table-cell office:value-type="float" office:value="334.31016731016729" table:formula="of:=SUM([.U3];[.W3];[.Y3])" table:style-name="ce12">
            <text:p>334</text:p>
          </table:table-cell>
          <table:table-cell office:value-type="float" office:value="0" table:style-name="ce13">
            <text:p>0</text:p>
          </table:table-cell>
          <table:table-cell office:value-type="float" office:value="3006" table:formula="of:=[.R3]+[.Z3]" table:content-validation-name="val44" table:style-name="ce14">
            <text:p>3,006</text:p>
          </table:table-cell>
          <table:table-cell office:value-type="float" office:value="2824.4092438867415" table:formula="of:=[.S3]+[.AA3]" table:content-validation-name="val44" table:style-name="ce14">
            <text:p>2,824</text:p>
          </table:table-cell>
          <table:table-cell office:value-type="currency" office:value="11433737.09" table:content-validation-name="val49" table:style-name="ce15">
            <text:p>£11,433,737.09</text:p>
          </table:table-cell>
          <table:table-cell office:value-type="currency" office:value="49694.879999999997" table:content-validation-name="val49" table:style-name="ce15">
            <text:p>£49,694.88</text:p>
          </table:table-cell>
          <table:table-cell office:value-type="currency" office:value="310250" table:content-validation-name="val49" table:style-name="ce15">
            <text:p>£310,250.00</text:p>
          </table:table-cell>
          <table:table-cell office:value-type="currency" office:value="203863.29" table:content-validation-name="val49" table:style-name="ce15">
            <text:p>£203,863.29</text:p>
          </table:table-cell>
          <table:table-cell office:value-type="currency" office:value="3158743.02" table:content-validation-name="val49" table:style-name="ce15">
            <text:p>£3,158,743.02</text:p>
          </table:table-cell>
          <table:table-cell office:value-type="currency" office:value="1495587.88" table:content-validation-name="val49" table:style-name="ce15">
            <text:p>£1,495,587.88</text:p>
          </table:table-cell>
          <table:table-cell office:value-type="currency" office:value="16651876.16" table:formula="of:=SUM([.AE3:.AJ3])" table:style-name="ce16">
            <text:p>£16,651,876.16</text:p>
          </table:table-cell>
          <table:table-cell office:value-type="currency" office:value="1849577.9" table:content-validation-name="val49" table:style-name="ce17">
            <text:p>£1,849,577.90</text:p>
          </table:table-cell>
          <table:table-cell office:value-type="currency" office:value="375" table:content-validation-name="val49" table:style-name="ce17">
            <text:p>£375.00</text:p>
          </table:table-cell>
          <table:table-cell office:value-type="currency" office:value="1849952.9" table:formula="of:=SUM([.AL3:.AM3])" table:style-name="ce18">
            <text:p>£1,849,952.90</text:p>
          </table:table-cell>
          <table:table-cell office:value-type="currency" office:value="18501829.059999999" table:formula="of:=SUM([.AN3];[.AK3])" table:style-name="ce16">
            <text:p>£18,501,829.06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0">
            <text:p>Attorney General's Departments</text:p>
          </table:table-cell>
          <table:table-cell office:value-type="float" office:value="4" table:content-validation-name="val45" table:style-name="ce52">
            <text:p>4.00</text:p>
          </table:table-cell>
          <table:table-cell office:value-type="float" office:value="4" table:content-validation-name="val46" table:style-name="ce51">
            <text:p>4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1" table:content-validation-name="val45" table:style-name="ce52">
            <text:p>1.00</text:p>
          </table:table-cell>
          <table:table-cell office:value-type="float" office:value="0.88888888888888895" table:content-validation-name="val46" table:style-name="ce51">
            <text:p>0.89</text:p>
          </table:table-cell>
          <table:table-cell office:value-type="float" office:value="21" table:content-validation-name="val45" table:style-name="ce52">
            <text:p>21.00</text:p>
          </table:table-cell>
          <table:table-cell office:value-type="float" office:value="19.59156906906907" table:content-validation-name="val46" table:style-name="ce51">
            <text:p>19.59</text:p>
          </table:table-cell>
          <table:table-cell office:value-type="float" office:value="3" table:content-validation-name="val45" table:style-name="ce52">
            <text:p>3.00</text:p>
          </table:table-cell>
          <table:table-cell office:value-type="float" office:value="3" table:content-validation-name="val46" table:style-name="ce51">
            <text:p>3.00</text:p>
          </table:table-cell>
          <table:table-cell office:value-type="float" office:value="0" table:content-validation-name="val45" table:style-name="ce52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29" table:formula="of:=SUM([.F4];[.H4];[.J4];[.L4];[.N4];[.P4])" table:content-validation-name="val44" table:style-name="ce10">
            <text:p>29</text:p>
          </table:table-cell>
          <table:table-cell office:value-type="float" office:value="27.48045795795796" table:formula="of:=SUM([.G4];[.I4];[.K4];[.M4];[.O4];[.Q4])" table:content-validation-name="val44" table:style-name="ce10">
            <text:p>27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8" table:style-name="ce53">
            <text:p>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6" table:style-name="ce51">
            <text:p>0.00</text:p>
          </table:table-cell>
          <table:table-cell office:value-type="float" office:value="0" table:content-validation-name="val47" table:style-name="ce5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9" table:formula="of:=[.R4]+[.Z4]" table:content-validation-name="val44" table:style-name="ce14">
            <text:p>29</text:p>
          </table:table-cell>
          <table:table-cell office:value-type="float" office:value="27.48045795795796" table:formula="of:=[.S4]+[.AA4]" table:content-validation-name="val44" table:style-name="ce14">
            <text:p>27</text:p>
          </table:table-cell>
          <table:table-cell office:value-type="currency" office:value="141541.71" table:content-validation-name="val49" table:style-name="ce15">
            <text:p>£141,541.71</text:p>
          </table:table-cell>
          <table:table-cell office:value-type="currency" office:value="500.19" table:content-validation-name="val49" table:style-name="ce15">
            <text:p>£500.19</text:p>
          </table:table-cell>
          <table:table-cell office:value-type="currency" office:value="5500" table:content-validation-name="val49" table:style-name="ce15">
            <text:p>£5,50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40516.86" table:content-validation-name="val49" table:style-name="ce15">
            <text:p>£40,516.86</text:p>
          </table:table-cell>
          <table:table-cell office:value-type="currency" office:value="18415.11" table:content-validation-name="val49" table:style-name="ce15">
            <text:p>£18,415.11</text:p>
          </table:table-cell>
          <table:table-cell office:value-type="currency" office:value="206473.87" table:formula="of:=SUM([.AE4:.AJ4])" table:style-name="ce16">
            <text:p>£206,473.87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473.87" table:formula="of:=SUM([.AN4];[.AK4])" table:style-name="ce16">
            <text:p>£206,473.87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2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3.25in" svg:y="0in" svg:width="3.96527777777778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8" table:content-validation-name="val54" table:style-name="ce57">
            <text:p>8.00</text:p>
          </table:table-cell>
          <table:table-cell office:value-type="float" office:value="8" table:content-validation-name="val53" table:style-name="ce56">
            <text:p>8.00</text:p>
          </table:table-cell>
          <table:table-cell office:value-type="float" office:value="6" table:content-validation-name="val54" table:style-name="ce57">
            <text:p>6.00</text:p>
          </table:table-cell>
          <table:table-cell office:value-type="float" office:value="5.5" table:content-validation-name="val53" table:style-name="ce56">
            <text:p>5.50</text:p>
          </table:table-cell>
          <table:table-cell office:value-type="float" office:value="12" table:content-validation-name="val54" table:style-name="ce57">
            <text:p>12.00</text:p>
          </table:table-cell>
          <table:table-cell office:value-type="float" office:value="11.625" table:content-validation-name="val53" table:style-name="ce56">
            <text:p>11.63</text:p>
          </table:table-cell>
          <table:table-cell office:value-type="float" office:value="20" table:content-validation-name="val54" table:style-name="ce57">
            <text:p>20.00</text:p>
          </table:table-cell>
          <table:table-cell office:value-type="float" office:value="18.799999999999997" table:content-validation-name="val53" table:style-name="ce56">
            <text:p>18.80</text:p>
          </table:table-cell>
          <table:table-cell office:value-type="float" office:value="5" table:content-validation-name="val54" table:style-name="ce57">
            <text:p>5.00</text:p>
          </table:table-cell>
          <table:table-cell office:value-type="float" office:value="5" table:content-validation-name="val53" table:style-name="ce56">
            <text:p>5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51" table:formula="of:=SUM([.F2];[.H2];[.J2];[.L2];[.N2];[.P2])" table:content-validation-name="val55" table:style-name="ce10">
            <text:p>51</text:p>
          </table:table-cell>
          <table:table-cell office:value-type="float" office:value="48.924999999999997" table:formula="of:=SUM([.G2];[.I2];[.K2];[.M2];[.O2];[.Q2])" table:content-validation-name="val55" table:style-name="ce10">
            <text:p>49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55" table:style-name="ce14">
            <text:p>51</text:p>
          </table:table-cell>
          <table:table-cell office:value-type="float" office:value="48.924999999999997" table:formula="of:=[.S2]+[.AA2]" table:content-validation-name="val55" table:style-name="ce14">
            <text:p>49</text:p>
          </table:table-cell>
          <table:table-cell office:value-type="currency" office:value="192707.95" table:content-validation-name="val50" table:style-name="ce15">
            <text:p>£192,707.95</text:p>
          </table:table-cell>
          <table:table-cell office:value-type="currency" office:value="4921.54" table:content-validation-name="val50" table:style-name="ce15">
            <text:p>£4,921.54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591.59" table:content-validation-name="val50" table:style-name="ce15">
            <text:p>£591.59</text:p>
          </table:table-cell>
          <table:table-cell office:value-type="currency" office:value="48190.31" table:content-validation-name="val50" table:style-name="ce15">
            <text:p>£48,190.31</text:p>
          </table:table-cell>
          <table:table-cell office:value-type="currency" office:value="21461.360000000001" table:content-validation-name="val50" table:style-name="ce15">
            <text:p>£21,461.36</text:p>
          </table:table-cell>
          <table:table-cell office:value-type="currency" office:value="267872.75" table:formula="of:=SUM([.AE2:.AJ2])" table:style-name="ce16">
            <text:p>£267,872.75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7872.75" table:formula="of:=SUM([.AN2];[.AK2])" table:style-name="ce16">
            <text:p>£267,872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50" table:content-validation-name="val54" table:style-name="ce57">
            <text:p>50.00</text:p>
          </table:table-cell>
          <table:table-cell office:value-type="float" office:value="47.670120120120124" table:content-validation-name="val53" table:style-name="ce56">
            <text:p>47.67</text:p>
          </table:table-cell>
          <table:table-cell office:value-type="float" office:value="349" table:content-validation-name="val54" table:style-name="ce57">
            <text:p>349.00</text:p>
          </table:table-cell>
          <table:table-cell office:value-type="float" office:value="336.16796439296451" table:content-validation-name="val53" table:style-name="ce56">
            <text:p>336.17</text:p>
          </table:table-cell>
          <table:table-cell office:value-type="float" office:value="280" table:content-validation-name="val54" table:style-name="ce57">
            <text:p>280.00</text:p>
          </table:table-cell>
          <table:table-cell office:value-type="float" office:value="273.07552552552556" table:content-validation-name="val53" table:style-name="ce56">
            <text:p>273.08</text:p>
          </table:table-cell>
          <table:table-cell office:value-type="float" office:value="1788" table:content-validation-name="val54" table:style-name="ce57">
            <text:p>1788.00</text:p>
          </table:table-cell>
          <table:table-cell office:value-type="float" office:value="1642.2976222651193" table:content-validation-name="val53" table:style-name="ce56">
            <text:p>1642.30</text:p>
          </table:table-cell>
          <table:table-cell office:value-type="float" office:value="209" table:content-validation-name="val54" table:style-name="ce57">
            <text:p>209.00</text:p>
          </table:table-cell>
          <table:table-cell office:value-type="float" office:value="198.96696696696699" table:content-validation-name="val53" table:style-name="ce56">
            <text:p>198.97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2676" table:formula="of:=SUM([.F3];[.H3];[.J3];[.L3];[.N3];[.P3])" table:content-validation-name="val55" table:style-name="ce10">
            <text:p>2,676</text:p>
          </table:table-cell>
          <table:table-cell office:value-type="float" office:value="2498.1781992706965" table:formula="of:=SUM([.G3];[.I3];[.K3];[.M3];[.O3];[.Q3])" table:content-validation-name="val55" table:style-name="ce10">
            <text:p>2,498</text:p>
          </table:table-cell>
          <table:table-cell office:value-type="float" office:value="120" table:content-validation-name="val51" table:style-name="ce58">
            <text:p>120</text:p>
          </table:table-cell>
          <table:table-cell office:value-type="float" office:value="118.07837837837837" table:content-validation-name="val53" table:style-name="ce56">
            <text:p>118.08</text:p>
          </table:table-cell>
          <table:table-cell office:value-type="float" office:value="219" table:content-validation-name="val51" table:style-name="ce58">
            <text:p>219</text:p>
          </table:table-cell>
          <table:table-cell office:value-type="float" office:value="215.82097812097811" table:content-validation-name="val53" table:style-name="ce56">
            <text:p>215.82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339" table:formula="of:=SUM([.T3];[.V3];[.X3])" table:style-name="ce12">
            <text:p>339</text:p>
          </table:table-cell>
          <table:table-cell office:value-type="float" office:value="333.89935649935649" table:formula="of:=SUM([.U3];[.W3];[.Y3])" table:style-name="ce12">
            <text:p>334</text:p>
          </table:table-cell>
          <table:table-cell office:value-type="float" office:value="0" table:style-name="ce13">
            <text:p>0</text:p>
          </table:table-cell>
          <table:table-cell office:value-type="float" office:value="3015" table:formula="of:=[.R3]+[.Z3]" table:content-validation-name="val55" table:style-name="ce14">
            <text:p>3,015</text:p>
          </table:table-cell>
          <table:table-cell office:value-type="float" office:value="2832.0775557700531" table:formula="of:=[.S3]+[.AA3]" table:content-validation-name="val55" table:style-name="ce14">
            <text:p>2,832</text:p>
          </table:table-cell>
          <table:table-cell office:value-type="currency" office:value="11252899.039999999" table:content-validation-name="val50" table:style-name="ce15">
            <text:p>£11,252,899.04</text:p>
          </table:table-cell>
          <table:table-cell office:value-type="currency" office:value="47611.14" table:content-validation-name="val50" table:style-name="ce15">
            <text:p>£47,611.14</text:p>
          </table:table-cell>
          <table:table-cell office:value-type="currency" office:value="517700" table:content-validation-name="val50" table:style-name="ce15">
            <text:p>£517,700.00</text:p>
          </table:table-cell>
          <table:table-cell office:value-type="currency" office:value="308915.33" table:content-validation-name="val50" table:style-name="ce15">
            <text:p>£308,915.33</text:p>
          </table:table-cell>
          <table:table-cell office:value-type="currency" office:value="3102733.7" table:content-validation-name="val50" table:style-name="ce15">
            <text:p>£3,102,733.70</text:p>
          </table:table-cell>
          <table:table-cell office:value-type="currency" office:value="1387553.58" table:content-validation-name="val50" table:style-name="ce15">
            <text:p>£1,387,553.58</text:p>
          </table:table-cell>
          <table:table-cell office:value-type="currency" office:value="16617412.790000001" table:formula="of:=SUM([.AE3:.AJ3])" table:style-name="ce16">
            <text:p>£16,617,412.79</text:p>
          </table:table-cell>
          <table:table-cell office:value-type="currency" office:value="1780602.96" table:content-validation-name="val50" table:style-name="ce17">
            <text:p>£1,780,602.96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1780602.96" table:formula="of:=SUM([.AL3:.AM3])" table:style-name="ce18">
            <text:p>£1,780,602.96</text:p>
          </table:table-cell>
          <table:table-cell office:value-type="currency" office:value="18398015.75" table:formula="of:=SUM([.AN3];[.AK3])" table:style-name="ce16">
            <text:p>£18,398,015.75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5">
            <text:p>Attorney General's Departments</text:p>
          </table:table-cell>
          <table:table-cell office:value-type="float" office:value="3" table:content-validation-name="val54" table:style-name="ce57">
            <text:p>3.00</text:p>
          </table:table-cell>
          <table:table-cell office:value-type="float" office:value="3" table:content-validation-name="val53" table:style-name="ce56">
            <text:p>3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1" table:content-validation-name="val54" table:style-name="ce57">
            <text:p>1.00</text:p>
          </table:table-cell>
          <table:table-cell office:value-type="float" office:value="0.88888888888888895" table:content-validation-name="val53" table:style-name="ce56">
            <text:p>0.89</text:p>
          </table:table-cell>
          <table:table-cell office:value-type="float" office:value="20" table:content-validation-name="val54" table:style-name="ce57">
            <text:p>20.00</text:p>
          </table:table-cell>
          <table:table-cell office:value-type="float" office:value="18.59156906906907" table:content-validation-name="val53" table:style-name="ce56">
            <text:p>18.59</text:p>
          </table:table-cell>
          <table:table-cell office:value-type="float" office:value="3" table:content-validation-name="val54" table:style-name="ce57">
            <text:p>3.00</text:p>
          </table:table-cell>
          <table:table-cell office:value-type="float" office:value="3" table:content-validation-name="val53" table:style-name="ce56">
            <text:p>3.00</text:p>
          </table:table-cell>
          <table:table-cell office:value-type="float" office:value="0" table:content-validation-name="val54" table:style-name="ce57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27" table:formula="of:=SUM([.F4];[.H4];[.J4];[.L4];[.N4];[.P4])" table:content-validation-name="val55" table:style-name="ce10">
            <text:p>27</text:p>
          </table:table-cell>
          <table:table-cell office:value-type="float" office:value="25.48045795795796" table:formula="of:=SUM([.G4];[.I4];[.K4];[.M4];[.O4];[.Q4])" table:content-validation-name="val55" table:style-name="ce10">
            <text:p>25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1" table:style-name="ce58">
            <text:p>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3" table:style-name="ce56">
            <text:p>0.00</text:p>
          </table:table-cell>
          <table:table-cell office:value-type="float" office:value="0" table:content-validation-name="val52" table:style-name="ce5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7" table:formula="of:=[.R4]+[.Z4]" table:content-validation-name="val55" table:style-name="ce14">
            <text:p>27</text:p>
          </table:table-cell>
          <table:table-cell office:value-type="float" office:value="25.48045795795796" table:formula="of:=[.S4]+[.AA4]" table:content-validation-name="val55" table:style-name="ce14">
            <text:p>25</text:p>
          </table:table-cell>
          <table:table-cell office:value-type="currency" office:value="139911.4" table:content-validation-name="val50" table:style-name="ce15">
            <text:p>£139,911.40</text:p>
          </table:table-cell>
          <table:table-cell office:value-type="currency" office:value="500.19" table:content-validation-name="val50" table:style-name="ce15">
            <text:p>£500.19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39647.15" table:content-validation-name="val50" table:style-name="ce15">
            <text:p>£39,647.15</text:p>
          </table:table-cell>
          <table:table-cell office:value-type="currency" office:value="15891.93" table:content-validation-name="val50" table:style-name="ce15">
            <text:p>£15,891.93</text:p>
          </table:table-cell>
          <table:table-cell office:value-type="currency" office:value="195950.66999999998" table:formula="of:=SUM([.AE4:.AJ4])" table:style-name="ce16">
            <text:p>£195,950.67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950.66999999998" table:formula="of:=SUM([.AN4];[.AK4])" table:style-name="ce16">
            <text:p>£195,950.67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2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3.21527777777778in" svg:y="0in" svg:width="3.97916666666667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office:value-type="float" office:value="8" table:content-validation-name="val61" table:style-name="ce62">
            <text:p>8.00</text:p>
          </table:table-cell>
          <table:table-cell office:value-type="float" office:value="8" table:content-validation-name="val60" table:style-name="ce61">
            <text:p>8.00</text:p>
          </table:table-cell>
          <table:table-cell office:value-type="float" office:value="5" table:content-validation-name="val61" table:style-name="ce62">
            <text:p>5.00</text:p>
          </table:table-cell>
          <table:table-cell office:value-type="float" office:value="5" table:content-validation-name="val60" table:style-name="ce61">
            <text:p>5.00</text:p>
          </table:table-cell>
          <table:table-cell office:value-type="float" office:value="12" table:content-validation-name="val61" table:style-name="ce62">
            <text:p>12.00</text:p>
          </table:table-cell>
          <table:table-cell office:value-type="float" office:value="11.625" table:content-validation-name="val60" table:style-name="ce61">
            <text:p>11.63</text:p>
          </table:table-cell>
          <table:table-cell office:value-type="float" office:value="20" table:content-validation-name="val61" table:style-name="ce62">
            <text:p>20.00</text:p>
          </table:table-cell>
          <table:table-cell office:value-type="float" office:value="18.799999999999997" table:content-validation-name="val60" table:style-name="ce61">
            <text:p>18.80</text:p>
          </table:table-cell>
          <table:table-cell office:value-type="float" office:value="5" table:content-validation-name="val61" table:style-name="ce62">
            <text:p>5.00</text:p>
          </table:table-cell>
          <table:table-cell office:value-type="float" office:value="5" table:content-validation-name="val60" table:style-name="ce61">
            <text:p>5.00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50" table:formula="of:=SUM([.F2];[.H2];[.J2];[.L2];[.N2];[.P2])" table:content-validation-name="val62" table:style-name="ce10">
            <text:p>50</text:p>
          </table:table-cell>
          <table:table-cell office:value-type="float" office:value="48.424999999999997" table:formula="of:=SUM([.G2];[.I2];[.K2];[.M2];[.O2];[.Q2])" table:content-validation-name="val62" table:style-name="ce10">
            <text:p>48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9" table:style-name="ce64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0" table:formula="of:=[.R2]+[.Z2]" table:content-validation-name="val62" table:style-name="ce14">
            <text:p>50</text:p>
          </table:table-cell>
          <table:table-cell office:value-type="float" office:value="48.424999999999997" table:formula="of:=[.S2]+[.AA2]" table:content-validation-name="val62" table:style-name="ce14">
            <text:p>48</text:p>
          </table:table-cell>
          <table:table-cell office:value-type="currency" office:value="205864.2" table:content-validation-name="val57" table:style-name="ce15">
            <text:p>£205,864.20</text:p>
          </table:table-cell>
          <table:table-cell office:value-type="currency" office:value="4559.82" table:content-validation-name="val57" table:style-name="ce15">
            <text:p>£4,559.82</text:p>
          </table:table-cell>
          <table:table-cell office:value-type="currency" office:value="9000" table:content-validation-name="val57" table:style-name="ce15">
            <text:p>£9,000.00</text:p>
          </table:table-cell>
          <table:table-cell office:value-type="currency" office:value="21.59" table:content-validation-name="val57" table:style-name="ce15">
            <text:p>£21.59</text:p>
          </table:table-cell>
          <table:table-cell office:value-type="currency" office:value="49965.97" table:content-validation-name="val57" table:style-name="ce15">
            <text:p>£49,965.97</text:p>
          </table:table-cell>
          <table:table-cell office:value-type="currency" office:value="24175.33" table:content-validation-name="val57" table:style-name="ce15">
            <text:p>£24,175.33</text:p>
          </table:table-cell>
          <table:table-cell office:value-type="currency" office:value="293586.91000000003" table:formula="of:=SUM([.AE2:.AJ2])" table:style-name="ce16">
            <text:p>£293,586.91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93586.91000000003" table:formula="of:=SUM([.AN2];[.AK2])" table:style-name="ce16">
            <text:p>£293,586.91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office:value-type="float" office:value="48" table:content-validation-name="val61" table:style-name="ce62">
            <text:p>48.00</text:p>
          </table:table-cell>
          <table:table-cell office:value-type="float" office:value="45.670120120120124" table:content-validation-name="val60" table:style-name="ce61">
            <text:p>45.67</text:p>
          </table:table-cell>
          <table:table-cell office:value-type="float" office:value="347" table:content-validation-name="val61" table:style-name="ce62">
            <text:p>347.00</text:p>
          </table:table-cell>
          <table:table-cell office:value-type="float" office:value="334.54647147147148" table:content-validation-name="val60" table:style-name="ce61">
            <text:p>334.55</text:p>
          </table:table-cell>
          <table:table-cell office:value-type="float" office:value="288" table:content-validation-name="val61" table:style-name="ce62">
            <text:p>288.00</text:p>
          </table:table-cell>
          <table:table-cell office:value-type="float" office:value="281.27552552552555" table:content-validation-name="val60" table:style-name="ce61">
            <text:p>281.28</text:p>
          </table:table-cell>
          <table:table-cell office:value-type="float" office:value="1785" table:content-validation-name="val61" table:style-name="ce62">
            <text:p>1785.00</text:p>
          </table:table-cell>
          <table:table-cell office:value-type="float" office:value="1639.2963459888431" table:content-validation-name="val60" table:style-name="ce61">
            <text:p>1639.30</text:p>
          </table:table-cell>
          <table:table-cell office:value-type="float" office:value="211" table:content-validation-name="val61" table:style-name="ce62">
            <text:p>211.00</text:p>
          </table:table-cell>
          <table:table-cell office:value-type="float" office:value="200.89016516516514" table:content-validation-name="val60" table:style-name="ce61">
            <text:p>200.89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2679" table:formula="of:=SUM([.F3];[.H3];[.J3];[.L3];[.N3];[.P3])" table:content-validation-name="val62" table:style-name="ce10">
            <text:p>2,679</text:p>
          </table:table-cell>
          <table:table-cell office:value-type="float" office:value="2501.6786282711255" table:formula="of:=SUM([.G3];[.I3];[.K3];[.M3];[.O3];[.Q3])" table:content-validation-name="val62" table:style-name="ce10">
            <text:p>2,502</text:p>
          </table:table-cell>
          <table:table-cell office:value-type="float" office:value="119" table:content-validation-name="val58" table:style-name="ce63">
            <text:p>119</text:p>
          </table:table-cell>
          <table:table-cell office:value-type="float" office:value="117.07837837837837" table:content-validation-name="val60" table:style-name="ce61">
            <text:p>117.08</text:p>
          </table:table-cell>
          <table:table-cell office:value-type="float" office:value="229" table:content-validation-name="val58" table:style-name="ce63">
            <text:p>229</text:p>
          </table:table-cell>
          <table:table-cell office:value-type="float" office:value="225.22097812097812" table:content-validation-name="val60" table:style-name="ce61">
            <text:p>225.22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9" table:style-name="ce64">
            <text:p>0.00</text:p>
          </table:table-cell>
          <table:table-cell office:value-type="float" office:value="348" table:formula="of:=SUM([.T3];[.V3];[.X3])" table:style-name="ce12">
            <text:p>348</text:p>
          </table:table-cell>
          <table:table-cell office:value-type="float" office:value="342.29935649935646" table:formula="of:=SUM([.U3];[.W3];[.Y3])" table:style-name="ce12">
            <text:p>342</text:p>
          </table:table-cell>
          <table:table-cell office:value-type="float" office:value="0" table:style-name="ce13">
            <text:p>0</text:p>
          </table:table-cell>
          <table:table-cell office:value-type="float" office:value="3027" table:formula="of:=[.R3]+[.Z3]" table:content-validation-name="val62" table:style-name="ce14">
            <text:p>3,027</text:p>
          </table:table-cell>
          <table:table-cell office:value-type="float" office:value="2843.9779847704822" table:formula="of:=[.S3]+[.AA3]" table:content-validation-name="val62" table:style-name="ce14">
            <text:p>2,844</text:p>
          </table:table-cell>
          <table:table-cell office:value-type="currency" office:value="11263614.880000001" table:content-validation-name="val57" table:style-name="ce15">
            <text:p>£11,263,614.88</text:p>
          </table:table-cell>
          <table:table-cell office:value-type="currency" office:value="43776.480000000003" table:content-validation-name="val57" table:style-name="ce15">
            <text:p>£43,776.48</text:p>
          </table:table-cell>
          <table:table-cell office:value-type="currency" office:value="21050" table:content-validation-name="val57" table:style-name="ce15">
            <text:p>£21,050.00</text:p>
          </table:table-cell>
          <table:table-cell office:value-type="currency" office:value="324397.78000000003" table:content-validation-name="val57" table:style-name="ce15">
            <text:p>£324,397.78</text:p>
          </table:table-cell>
          <table:table-cell office:value-type="currency" office:value="3129980.84" table:content-validation-name="val57" table:style-name="ce15">
            <text:p>£3,129,980.84</text:p>
          </table:table-cell>
          <table:table-cell office:value-type="currency" office:value="1323972.93" table:content-validation-name="val57" table:style-name="ce15">
            <text:p>£1,323,972.93</text:p>
          </table:table-cell>
          <table:table-cell office:value-type="currency" office:value="16106792.91" table:formula="of:=SUM([.AE3:.AJ3])" table:style-name="ce16">
            <text:p>£16,106,792.91</text:p>
          </table:table-cell>
          <table:table-cell office:value-type="currency" office:value="1040441.79" table:content-validation-name="val57" table:style-name="ce17">
            <text:p>£1,040,441.79</text:p>
          </table:table-cell>
          <table:table-cell office:value-type="currency" office:value="4050" table:content-validation-name="val57" table:style-name="ce17">
            <text:p>£4,050.00</text:p>
          </table:table-cell>
          <table:table-cell office:value-type="currency" office:value="1044491.79" table:formula="of:=SUM([.AL3:.AM3])" table:style-name="ce18">
            <text:p>£1,044,491.79</text:p>
          </table:table-cell>
          <table:table-cell office:value-type="currency" office:value="17151284.699999999" table:formula="of:=SUM([.AN3];[.AK3])" table:style-name="ce16">
            <text:p>£17,151,284.70</text:p>
          </table:table-cell>
          <table:table-cell table:number-columns-repeated="16343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60">
            <text:p>Attorney General's Departments</text:p>
          </table:table-cell>
          <table:table-cell office:value-type="float" office:value="2" table:content-validation-name="val61" table:style-name="ce62">
            <text:p>2.00</text:p>
          </table:table-cell>
          <table:table-cell office:value-type="float" office:value="2" table:content-validation-name="val60" table:style-name="ce61">
            <text:p>2.00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1" table:content-validation-name="val61" table:style-name="ce62">
            <text:p>1.00</text:p>
          </table:table-cell>
          <table:table-cell office:value-type="float" office:value="0.88888888888888895" table:content-validation-name="val60" table:style-name="ce61">
            <text:p>0.89</text:p>
          </table:table-cell>
          <table:table-cell office:value-type="float" office:value="20" table:content-validation-name="val61" table:style-name="ce62">
            <text:p>20.00</text:p>
          </table:table-cell>
          <table:table-cell office:value-type="float" office:value="18.59156906906907" table:content-validation-name="val60" table:style-name="ce61">
            <text:p>18.59</text:p>
          </table:table-cell>
          <table:table-cell office:value-type="float" office:value="3" table:content-validation-name="val61" table:style-name="ce62">
            <text:p>3.00</text:p>
          </table:table-cell>
          <table:table-cell office:value-type="float" office:value="3" table:content-validation-name="val60" table:style-name="ce61">
            <text:p>3.00</text:p>
          </table:table-cell>
          <table:table-cell office:value-type="float" office:value="0" table:content-validation-name="val61" table:style-name="ce62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26" table:formula="of:=SUM([.F4];[.H4];[.J4];[.L4];[.N4];[.P4])" table:content-validation-name="val62" table:style-name="ce10">
            <text:p>26</text:p>
          </table:table-cell>
          <table:table-cell office:value-type="float" office:value="24.48045795795796" table:formula="of:=SUM([.G4];[.I4];[.K4];[.M4];[.O4];[.Q4])" table:content-validation-name="val62" table:style-name="ce10">
            <text:p>24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8" table:style-name="ce63">
            <text:p>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60" table:style-name="ce61">
            <text:p>0.00</text:p>
          </table:table-cell>
          <table:table-cell office:value-type="float" office:value="0" table:content-validation-name="val59" table:style-name="ce6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62" table:style-name="ce14">
            <text:p>26</text:p>
          </table:table-cell>
          <table:table-cell office:value-type="float" office:value="24.48045795795796" table:formula="of:=[.S4]+[.AA4]" table:content-validation-name="val62" table:style-name="ce14">
            <text:p>24</text:p>
          </table:table-cell>
          <table:table-cell office:value-type="currency" office:value="132167.73000000001" table:content-validation-name="val57" table:style-name="ce15">
            <text:p>£132,167.73</text:p>
          </table:table-cell>
          <table:table-cell office:value-type="currency" office:value="500.19" table:content-validation-name="val57" table:style-name="ce15">
            <text:p>£500.19</text:p>
          </table:table-cell>
          <table:table-cell office:value-type="currency" office:value="0" table:content-validation-name="val57" table:style-name="ce15">
            <text:p>£0.00</text:p>
          </table:table-cell>
          <table:table-cell office:value-type="currency" office:value="0" table:content-validation-name="val57" table:style-name="ce15">
            <text:p>£0.00</text:p>
          </table:table-cell>
          <table:table-cell office:value-type="currency" office:value="37692.93" table:content-validation-name="val57" table:style-name="ce15">
            <text:p>£37,692.93</text:p>
          </table:table-cell>
          <table:table-cell office:value-type="currency" office:value="15317.44" table:content-validation-name="val57" table:style-name="ce15">
            <text:p>£15,317.44</text:p>
          </table:table-cell>
          <table:table-cell office:value-type="currency" office:value="185678.29" table:formula="of:=SUM([.AE4:.AJ4])" table:style-name="ce16">
            <text:p>£185,678.29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5678.29" table:formula="of:=SUM([.AN4];[.AK4])" table:style-name="ce16">
            <text:p>£185,678.29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3.22916666666667in" svg:y="0in" svg:width="3.96527777777778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office:value-type="float" office:value="8" table:content-validation-name="val66" table:style-name="ce67">
            <text:p>8.00</text:p>
          </table:table-cell>
          <table:table-cell office:value-type="float" office:value="8" table:content-validation-name="val67" table:style-name="ce66">
            <text:p>8.00</text:p>
          </table:table-cell>
          <table:table-cell office:value-type="float" office:value="5" table:content-validation-name="val66" table:style-name="ce67">
            <text:p>5.00</text:p>
          </table:table-cell>
          <table:table-cell office:value-type="float" office:value="5" table:content-validation-name="val67" table:style-name="ce66">
            <text:p>5.00</text:p>
          </table:table-cell>
          <table:table-cell office:value-type="float" office:value="12" table:content-validation-name="val66" table:style-name="ce67">
            <text:p>12.00</text:p>
          </table:table-cell>
          <table:table-cell office:value-type="float" office:value="11.625" table:content-validation-name="val67" table:style-name="ce66">
            <text:p>11.63</text:p>
          </table:table-cell>
          <table:table-cell office:value-type="float" office:value="21" table:content-validation-name="val66" table:style-name="ce67">
            <text:p>21.00</text:p>
          </table:table-cell>
          <table:table-cell office:value-type="float" office:value="19.799999999999997" table:content-validation-name="val67" table:style-name="ce66">
            <text:p>19.80</text:p>
          </table:table-cell>
          <table:table-cell office:value-type="float" office:value="5" table:content-validation-name="val66" table:style-name="ce67">
            <text:p>5.00</text:p>
          </table:table-cell>
          <table:table-cell office:value-type="float" office:value="5" table:content-validation-name="val67" table:style-name="ce66">
            <text:p>5.00</text:p>
          </table:table-cell>
          <table:table-cell office:value-type="float" office:value="0" table:content-validation-name="val66" table:style-name="ce67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51" table:formula="of:=SUM([.F2];[.H2];[.J2];[.L2];[.N2];[.P2])" table:content-validation-name="val65" table:style-name="ce10">
            <text:p>51</text:p>
          </table:table-cell>
          <table:table-cell office:value-type="float" office:value="49.424999999999997" table:formula="of:=SUM([.G2];[.I2];[.K2];[.M2];[.O2];[.Q2])" table:content-validation-name="val65" table:style-name="ce10">
            <text:p>49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8" table:style-name="ce6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65" table:style-name="ce14">
            <text:p>51</text:p>
          </table:table-cell>
          <table:table-cell office:value-type="float" office:value="49.424999999999997" table:formula="of:=[.S2]+[.AA2]" table:content-validation-name="val65" table:style-name="ce14">
            <text:p>49</text:p>
          </table:table-cell>
          <table:table-cell office:value-type="currency" office:value="222922.57" table:content-validation-name="val70" table:style-name="ce15">
            <text:p>£222,922.57</text:p>
          </table:table-cell>
          <table:table-cell office:value-type="currency" office:value="5131.54" table:content-validation-name="val70" table:style-name="ce15">
            <text:p>£5,131.54</text:p>
          </table:table-cell>
          <table:table-cell office:value-type="currency" office:value="300" table:content-validation-name="val70" table:style-name="ce15">
            <text:p>£300.00</text:p>
          </table:table-cell>
          <table:table-cell office:value-type="currency" office:value="0.65" table:content-validation-name="val70" table:style-name="ce15">
            <text:p>£0.65</text:p>
          </table:table-cell>
          <table:table-cell office:value-type="currency" office:value="57459.09" table:content-validation-name="val70" table:style-name="ce15">
            <text:p>£57,459.09</text:p>
          </table:table-cell>
          <table:table-cell office:value-type="currency" office:value="25368.63" table:content-validation-name="val70" table:style-name="ce15">
            <text:p>£25,368.63</text:p>
          </table:table-cell>
          <table:table-cell office:value-type="currency" office:value="311182.48" table:formula="of:=SUM([.AE2:.AJ2])" table:style-name="ce16">
            <text:p>£311,182.48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11182.48" table:formula="of:=SUM([.AN2];[.AK2])" table:style-name="ce16">
            <text:p>£311,182.48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office:value-type="float" office:value="48" table:content-validation-name="val66" table:style-name="ce67">
            <text:p>48.00</text:p>
          </table:table-cell>
          <table:table-cell office:value-type="float" office:value="45.480930930930931" table:content-validation-name="val67" table:style-name="ce66">
            <text:p>45.48</text:p>
          </table:table-cell>
          <table:table-cell office:value-type="float" office:value="353" table:content-validation-name="val66" table:style-name="ce67">
            <text:p>353.00</text:p>
          </table:table-cell>
          <table:table-cell office:value-type="float" office:value="340.31674174174196" table:content-validation-name="val67" table:style-name="ce66">
            <text:p>340.32</text:p>
          </table:table-cell>
          <table:table-cell office:value-type="float" office:value="298" table:content-validation-name="val66" table:style-name="ce67">
            <text:p>298.00</text:p>
          </table:table-cell>
          <table:table-cell office:value-type="float" office:value="291.32957957957956" table:content-validation-name="val67" table:style-name="ce66">
            <text:p>291.33</text:p>
          </table:table-cell>
          <table:table-cell office:value-type="float" office:value="1782" table:content-validation-name="val66" table:style-name="ce67">
            <text:p>1782.00</text:p>
          </table:table-cell>
          <table:table-cell office:value-type="float" office:value="1637.7235285285253" table:content-validation-name="val67" table:style-name="ce66">
            <text:p>1637.72</text:p>
          </table:table-cell>
          <table:table-cell office:value-type="float" office:value="213" table:content-validation-name="val66" table:style-name="ce67">
            <text:p>213.00</text:p>
          </table:table-cell>
          <table:table-cell office:value-type="float" office:value="201.93423423423422" table:content-validation-name="val67" table:style-name="ce66">
            <text:p>201.93</text:p>
          </table:table-cell>
          <table:table-cell office:value-type="float" office:value="0" table:content-validation-name="val66" table:style-name="ce67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2694" table:formula="of:=SUM([.F3];[.H3];[.J3];[.L3];[.N3];[.P3])" table:content-validation-name="val65" table:style-name="ce10">
            <text:p>2,694</text:p>
          </table:table-cell>
          <table:table-cell office:value-type="float" office:value="2516.785015015012" table:formula="of:=SUM([.G3];[.I3];[.K3];[.M3];[.O3];[.Q3])" table:content-validation-name="val65" table:style-name="ce10">
            <text:p>2,517</text:p>
          </table:table-cell>
          <table:table-cell office:value-type="float" office:value="124" table:content-validation-name="val69" table:style-name="ce68">
            <text:p>124</text:p>
          </table:table-cell>
          <table:table-cell office:value-type="float" office:value="122.07837837837837" table:content-validation-name="val67" table:style-name="ce66">
            <text:p>122.08</text:p>
          </table:table-cell>
          <table:table-cell office:value-type="float" office:value="237" table:content-validation-name="val69" table:style-name="ce68">
            <text:p>237</text:p>
          </table:table-cell>
          <table:table-cell office:value-type="float" office:value="232.82097812097814" table:content-validation-name="val67" table:style-name="ce66">
            <text:p>232.82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8" table:style-name="ce69">
            <text:p>0.00</text:p>
          </table:table-cell>
          <table:table-cell office:value-type="float" office:value="361" table:formula="of:=SUM([.T3];[.V3];[.X3])" table:style-name="ce12">
            <text:p>361</text:p>
          </table:table-cell>
          <table:table-cell office:value-type="float" office:value="354.89935649935649" table:formula="of:=SUM([.U3];[.W3];[.Y3])" table:style-name="ce12">
            <text:p>355</text:p>
          </table:table-cell>
          <table:table-cell office:value-type="float" office:value="0" table:style-name="ce13">
            <text:p>0</text:p>
          </table:table-cell>
          <table:table-cell office:value-type="float" office:value="3055" table:formula="of:=[.R3]+[.Z3]" table:content-validation-name="val65" table:style-name="ce14">
            <text:p>3,055</text:p>
          </table:table-cell>
          <table:table-cell office:value-type="float" office:value="2871.6843715143686" table:formula="of:=[.S3]+[.AA3]" table:content-validation-name="val65" table:style-name="ce14">
            <text:p>2,872</text:p>
          </table:table-cell>
          <table:table-cell office:value-type="currency" office:value="12938581.41" table:content-validation-name="val70" table:style-name="ce15">
            <text:p>£12,938,581.41</text:p>
          </table:table-cell>
          <table:table-cell office:value-type="currency" office:value="44083.95" table:content-validation-name="val70" table:style-name="ce15">
            <text:p>£44,083.95</text:p>
          </table:table-cell>
          <table:table-cell office:value-type="currency" office:value="64500" table:content-validation-name="val70" table:style-name="ce15">
            <text:p>£64,500.00</text:p>
          </table:table-cell>
          <table:table-cell office:value-type="currency" office:value="208731.98" table:content-validation-name="val70" table:style-name="ce15">
            <text:p>£208,731.98</text:p>
          </table:table-cell>
          <table:table-cell office:value-type="currency" office:value="3617854.38" table:content-validation-name="val70" table:style-name="ce15">
            <text:p>£3,617,854.38</text:p>
          </table:table-cell>
          <table:table-cell office:value-type="currency" office:value="1539480.43" table:content-validation-name="val70" table:style-name="ce15">
            <text:p>£1,539,480.43</text:p>
          </table:table-cell>
          <table:table-cell office:value-type="currency" office:value="18413232.149999999" table:formula="of:=SUM([.AE3:.AJ3])" table:style-name="ce16">
            <text:p>£18,413,232.15</text:p>
          </table:table-cell>
          <table:table-cell office:value-type="currency" office:value="1699319.85" table:content-validation-name="val70" table:style-name="ce17">
            <text:p>£1,699,319.85</text:p>
          </table:table-cell>
          <table:table-cell office:value-type="currency" office:value="6343.82" table:content-validation-name="val70" table:style-name="ce17">
            <text:p>£6,343.82</text:p>
          </table:table-cell>
          <table:table-cell office:value-type="currency" office:value="1705663.6700000002" table:formula="of:=SUM([.AL3:.AM3])" table:style-name="ce18">
            <text:p>£1,705,663.67</text:p>
          </table:table-cell>
          <table:table-cell office:value-type="currency" office:value="20118895.82" table:formula="of:=SUM([.AN3];[.AK3])" table:style-name="ce16">
            <text:p>£20,118,895.82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5">
            <text:p>Attorney General's Departments</text:p>
          </table:table-cell>
          <table:table-cell office:value-type="float" office:value="2" table:content-validation-name="val66" table:style-name="ce67">
            <text:p>2.00</text:p>
          </table:table-cell>
          <table:table-cell office:value-type="float" office:value="2" table:content-validation-name="val67" table:style-name="ce66">
            <text:p>2.00</text:p>
          </table:table-cell>
          <table:table-cell office:value-type="float" office:value="0" table:content-validation-name="val66" table:style-name="ce67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1" table:content-validation-name="val66" table:style-name="ce67">
            <text:p>1.00</text:p>
          </table:table-cell>
          <table:table-cell office:value-type="float" office:value="0.88888888888888895" table:content-validation-name="val67" table:style-name="ce66">
            <text:p>0.89</text:p>
          </table:table-cell>
          <table:table-cell office:value-type="float" office:value="20" table:content-validation-name="val66" table:style-name="ce67">
            <text:p>20.00</text:p>
          </table:table-cell>
          <table:table-cell office:value-type="float" office:value="18.936253753753753" table:content-validation-name="val67" table:style-name="ce66">
            <text:p>18.94</text:p>
          </table:table-cell>
          <table:table-cell office:value-type="float" office:value="3" table:content-validation-name="val66" table:style-name="ce67">
            <text:p>3.00</text:p>
          </table:table-cell>
          <table:table-cell office:value-type="float" office:value="3" table:content-validation-name="val67" table:style-name="ce66">
            <text:p>3.00</text:p>
          </table:table-cell>
          <table:table-cell office:value-type="float" office:value="0" table:content-validation-name="val66" table:style-name="ce67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26" table:formula="of:=SUM([.F4];[.H4];[.J4];[.L4];[.N4];[.P4])" table:content-validation-name="val65" table:style-name="ce10">
            <text:p>26</text:p>
          </table:table-cell>
          <table:table-cell office:value-type="float" office:value="24.825142642642643" table:formula="of:=SUM([.G4];[.I4];[.K4];[.M4];[.O4];[.Q4])" table:content-validation-name="val65" table:style-name="ce10">
            <text:p>25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0" table:content-validation-name="val68" table:style-name="ce6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65" table:style-name="ce14">
            <text:p>26</text:p>
          </table:table-cell>
          <table:table-cell office:value-type="float" office:value="24.825142642642643" table:formula="of:=[.S4]+[.AA4]" table:content-validation-name="val65" table:style-name="ce14">
            <text:p>25</text:p>
          </table:table-cell>
          <table:table-cell office:value-type="currency" office:value="155051.93" table:content-validation-name="val70" table:style-name="ce15">
            <text:p>£155,051.93</text:p>
          </table:table-cell>
          <table:table-cell office:value-type="currency" office:value="519.95000000000005" table:content-validation-name="val70" table:style-name="ce15">
            <text:p>£519.95</text:p>
          </table:table-cell>
          <table:table-cell office:value-type="currency" office:value="0" table:content-validation-name="val70" table:style-name="ce15">
            <text:p>£0.00</text:p>
          </table:table-cell>
          <table:table-cell office:value-type="currency" office:value="0" table:content-validation-name="val70" table:style-name="ce15">
            <text:p>£0.00</text:p>
          </table:table-cell>
          <table:table-cell office:value-type="currency" office:value="44155.17" table:content-validation-name="val70" table:style-name="ce15">
            <text:p>£44,155.17</text:p>
          </table:table-cell>
          <table:table-cell office:value-type="currency" office:value="18364.060000000001" table:content-validation-name="val70" table:style-name="ce15">
            <text:p>£18,364.06</text:p>
          </table:table-cell>
          <table:table-cell office:value-type="currency" office:value="218091.11" table:formula="of:=SUM([.AE4:.AJ4])" table:style-name="ce16">
            <text:p>£218,091.11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18091.11" table:formula="of:=SUM([.AN4];[.AK4])" table:style-name="ce16">
            <text:p>£218,091.11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3.22916666666667in" svg:y="0in" svg:width="3.96527777777778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office:value-type="float" office:value="8" table:content-validation-name="val73" table:style-name="ce72">
            <text:p>8.00</text:p>
          </table:table-cell>
          <table:table-cell office:value-type="float" office:value="8" table:content-validation-name="val74" table:style-name="ce71">
            <text:p>8.00</text:p>
          </table:table-cell>
          <table:table-cell office:value-type="float" office:value="5" table:content-validation-name="val73" table:style-name="ce72">
            <text:p>5.00</text:p>
          </table:table-cell>
          <table:table-cell office:value-type="float" office:value="5" table:content-validation-name="val74" table:style-name="ce71">
            <text:p>5.00</text:p>
          </table:table-cell>
          <table:table-cell office:value-type="float" office:value="13" table:content-validation-name="val73" table:style-name="ce72">
            <text:p>13.00</text:p>
          </table:table-cell>
          <table:table-cell office:value-type="float" office:value="12.625" table:content-validation-name="val74" table:style-name="ce71">
            <text:p>12.63</text:p>
          </table:table-cell>
          <table:table-cell office:value-type="float" office:value="18" table:content-validation-name="val73" table:style-name="ce72">
            <text:p>18.00</text:p>
          </table:table-cell>
          <table:table-cell office:value-type="float" office:value="16.799999999999997" table:content-validation-name="val74" table:style-name="ce71">
            <text:p>16.80</text:p>
          </table:table-cell>
          <table:table-cell office:value-type="float" office:value="5" table:content-validation-name="val73" table:style-name="ce72">
            <text:p>5.00</text:p>
          </table:table-cell>
          <table:table-cell office:value-type="float" office:value="5" table:content-validation-name="val74" table:style-name="ce71">
            <text:p>5.00</text:p>
          </table:table-cell>
          <table:table-cell office:value-type="float" office:value="0" table:content-validation-name="val73" table:style-name="ce72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49" table:formula="of:=SUM([.F2];[.H2];[.J2];[.L2];[.N2];[.P2])" table:content-validation-name="val72" table:style-name="ce10">
            <text:p>49</text:p>
          </table:table-cell>
          <table:table-cell office:value-type="float" office:value="47.424999999999997" table:formula="of:=SUM([.G2];[.I2];[.K2];[.M2];[.O2];[.Q2])" table:content-validation-name="val72" table:style-name="ce10">
            <text:p>47</text:p>
          </table:table-cell>
          <table:table-cell office:value-type="float" office:value="0" table:content-validation-name="val76" table:style-name="ce73">
            <text:p>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6" table:style-name="ce73">
            <text:p>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5" table:style-name="ce74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9" table:formula="of:=[.R2]+[.Z2]" table:content-validation-name="val72" table:style-name="ce14">
            <text:p>49</text:p>
          </table:table-cell>
          <table:table-cell office:value-type="float" office:value="47.424999999999997" table:formula="of:=[.S2]+[.AA2]" table:content-validation-name="val72" table:style-name="ce14">
            <text:p>47</text:p>
          </table:table-cell>
          <table:table-cell office:value-type="currency" office:value="193370.37" table:content-validation-name="val77" table:style-name="ce15">
            <text:p>£193,370.37</text:p>
          </table:table-cell>
          <table:table-cell office:value-type="currency" office:value="4358.53" table:content-validation-name="val77" table:style-name="ce15">
            <text:p>£4,358.53</text:p>
          </table:table-cell>
          <table:table-cell office:value-type="currency" office:value="0" table:content-validation-name="val77" table:style-name="ce15">
            <text:p>£0.00</text:p>
          </table:table-cell>
          <table:table-cell office:value-type="currency" office:value="0" table:content-validation-name="val77" table:style-name="ce15">
            <text:p>£0.00</text:p>
          </table:table-cell>
          <table:table-cell office:value-type="currency" office:value="47649.68" table:content-validation-name="val77" table:style-name="ce15">
            <text:p>£47,649.68</text:p>
          </table:table-cell>
          <table:table-cell office:value-type="currency" office:value="21368.97" table:content-validation-name="val77" table:style-name="ce15">
            <text:p>£21,368.97</text:p>
          </table:table-cell>
          <table:table-cell office:value-type="currency" office:value="266747.55" table:formula="of:=SUM([.AE2:.AJ2])" table:style-name="ce16">
            <text:p>£266,747.55</text:p>
          </table:table-cell>
          <table:table-cell office:value-type="currency" office:value="0" table:content-validation-name="val77" table:style-name="ce17">
            <text:p>£0.00</text:p>
          </table:table-cell>
          <table:table-cell office:value-type="currency" office:value="0" table:content-validation-name="val77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66747.55" table:formula="of:=SUM([.AN2];[.AK2])" table:style-name="ce16">
            <text:p>£266,747.55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office:value-type="float" office:value="46" table:content-validation-name="val73" table:style-name="ce72">
            <text:p>46.00</text:p>
          </table:table-cell>
          <table:table-cell office:value-type="float" office:value="43.786486486486488" table:content-validation-name="val74" table:style-name="ce71">
            <text:p>43.79</text:p>
          </table:table-cell>
          <table:table-cell office:value-type="float" office:value="358" table:content-validation-name="val73" table:style-name="ce72">
            <text:p>358.00</text:p>
          </table:table-cell>
          <table:table-cell office:value-type="float" office:value="343.96088588588606" table:content-validation-name="val74" table:style-name="ce71">
            <text:p>343.96</text:p>
          </table:table-cell>
          <table:table-cell office:value-type="float" office:value="290" table:content-validation-name="val73" table:style-name="ce72">
            <text:p>290.00</text:p>
          </table:table-cell>
          <table:table-cell office:value-type="float" office:value="283.5295795795796" table:content-validation-name="val74" table:style-name="ce71">
            <text:p>283.53</text:p>
          </table:table-cell>
          <table:table-cell office:value-type="float" office:value="1781" table:content-validation-name="val73" table:style-name="ce72">
            <text:p>1781.00</text:p>
          </table:table-cell>
          <table:table-cell office:value-type="float" office:value="1637.9362162162138" table:content-validation-name="val74" table:style-name="ce71">
            <text:p>1637.94</text:p>
          </table:table-cell>
          <table:table-cell office:value-type="float" office:value="212" table:content-validation-name="val73" table:style-name="ce72">
            <text:p>212.00</text:p>
          </table:table-cell>
          <table:table-cell office:value-type="float" office:value="200.98558558558565" table:content-validation-name="val74" table:style-name="ce71">
            <text:p>200.99</text:p>
          </table:table-cell>
          <table:table-cell office:value-type="float" office:value="0" table:content-validation-name="val73" table:style-name="ce72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2687" table:formula="of:=SUM([.F3];[.H3];[.J3];[.L3];[.N3];[.P3])" table:content-validation-name="val72" table:style-name="ce10">
            <text:p>2,687</text:p>
          </table:table-cell>
          <table:table-cell office:value-type="float" office:value="2510.1987537537516" table:formula="of:=SUM([.G3];[.I3];[.K3];[.M3];[.O3];[.Q3])" table:content-validation-name="val72" table:style-name="ce10">
            <text:p>2,510</text:p>
          </table:table-cell>
          <table:table-cell office:value-type="float" office:value="130" table:content-validation-name="val76" table:style-name="ce73">
            <text:p>130</text:p>
          </table:table-cell>
          <table:table-cell office:value-type="float" office:value="128.07837837837837" table:content-validation-name="val74" table:style-name="ce71">
            <text:p>128.08</text:p>
          </table:table-cell>
          <table:table-cell office:value-type="float" office:value="239" table:content-validation-name="val76" table:style-name="ce73">
            <text:p>239</text:p>
          </table:table-cell>
          <table:table-cell office:value-type="float" office:value="235.62097812097809" table:content-validation-name="val74" table:style-name="ce71">
            <text:p>235.62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5" table:style-name="ce74">
            <text:p>0.00</text:p>
          </table:table-cell>
          <table:table-cell office:value-type="float" office:value="369" table:formula="of:=SUM([.T3];[.V3];[.X3])" table:style-name="ce12">
            <text:p>369</text:p>
          </table:table-cell>
          <table:table-cell office:value-type="float" office:value="363.69935649935644" table:formula="of:=SUM([.U3];[.W3];[.Y3])" table:style-name="ce12">
            <text:p>364</text:p>
          </table:table-cell>
          <table:table-cell office:value-type="float" office:value="0" table:style-name="ce13">
            <text:p>0</text:p>
          </table:table-cell>
          <table:table-cell office:value-type="float" office:value="3056" table:formula="of:=[.R3]+[.Z3]" table:content-validation-name="val72" table:style-name="ce14">
            <text:p>3,056</text:p>
          </table:table-cell>
          <table:table-cell office:value-type="float" office:value="2873.8981102531079" table:formula="of:=[.S3]+[.AA3]" table:content-validation-name="val72" table:style-name="ce14">
            <text:p>2,874</text:p>
          </table:table-cell>
          <table:table-cell office:value-type="currency" office:value="11524605.16" table:content-validation-name="val77" table:style-name="ce15">
            <text:p>£11,524,605.16</text:p>
          </table:table-cell>
          <table:table-cell office:value-type="currency" office:value="45233.2" table:content-validation-name="val77" table:style-name="ce15">
            <text:p>£45,233.20</text:p>
          </table:table-cell>
          <table:table-cell office:value-type="currency" office:value="14650" table:content-validation-name="val77" table:style-name="ce15">
            <text:p>£14,650.00</text:p>
          </table:table-cell>
          <table:table-cell office:value-type="currency" office:value="226152.49" table:content-validation-name="val77" table:style-name="ce15">
            <text:p>£226,152.49</text:p>
          </table:table-cell>
          <table:table-cell office:value-type="currency" office:value="3206251.04" table:content-validation-name="val77" table:style-name="ce15">
            <text:p>£3,206,251.04</text:p>
          </table:table-cell>
          <table:table-cell office:value-type="currency" office:value="1345216.2" table:content-validation-name="val77" table:style-name="ce15">
            <text:p>£1,345,216.20</text:p>
          </table:table-cell>
          <table:table-cell office:value-type="currency" office:value="16362108.09" table:formula="of:=SUM([.AE3:.AJ3])" table:style-name="ce16">
            <text:p>£16,362,108.09</text:p>
          </table:table-cell>
          <table:table-cell office:value-type="currency" office:value="1515673.83" table:content-validation-name="val77" table:style-name="ce17">
            <text:p>£1,515,673.83</text:p>
          </table:table-cell>
          <table:table-cell office:value-type="currency" office:value="10012.56" table:content-validation-name="val77" table:style-name="ce17">
            <text:p>£10,012.56</text:p>
          </table:table-cell>
          <table:table-cell office:value-type="currency" office:value="1525686.3900000001" table:formula="of:=SUM([.AL3:.AM3])" table:style-name="ce18">
            <text:p>£1,525,686.39</text:p>
          </table:table-cell>
          <table:table-cell office:value-type="currency" office:value="17887794.48" table:formula="of:=SUM([.AN3];[.AK3])" table:style-name="ce16">
            <text:p>£17,887,794.48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office:value-type="float" office:value="2" table:content-validation-name="val73" table:style-name="ce72">
            <text:p>2.00</text:p>
          </table:table-cell>
          <table:table-cell office:value-type="float" office:value="2" table:content-validation-name="val74" table:style-name="ce71">
            <text:p>2.00</text:p>
          </table:table-cell>
          <table:table-cell office:value-type="float" office:value="0" table:content-validation-name="val73" table:style-name="ce72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1" table:content-validation-name="val73" table:style-name="ce72">
            <text:p>1.00</text:p>
          </table:table-cell>
          <table:table-cell office:value-type="float" office:value="0.88888888888888895" table:content-validation-name="val74" table:style-name="ce71">
            <text:p>0.89</text:p>
          </table:table-cell>
          <table:table-cell office:value-type="float" office:value="20" table:content-validation-name="val73" table:style-name="ce72">
            <text:p>20.00</text:p>
          </table:table-cell>
          <table:table-cell office:value-type="float" office:value="19.07138888888889" table:content-validation-name="val74" table:style-name="ce71">
            <text:p>19.07</text:p>
          </table:table-cell>
          <table:table-cell office:value-type="float" office:value="3" table:content-validation-name="val73" table:style-name="ce72">
            <text:p>3.00</text:p>
          </table:table-cell>
          <table:table-cell office:value-type="float" office:value="3" table:content-validation-name="val74" table:style-name="ce71">
            <text:p>3.00</text:p>
          </table:table-cell>
          <table:table-cell office:value-type="float" office:value="0" table:content-validation-name="val73" table:style-name="ce72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26" table:formula="of:=SUM([.F4];[.H4];[.J4];[.L4];[.N4];[.P4])" table:content-validation-name="val72" table:style-name="ce10">
            <text:p>26</text:p>
          </table:table-cell>
          <table:table-cell office:value-type="float" office:value="24.96027777777778" table:formula="of:=SUM([.G4];[.I4];[.K4];[.M4];[.O4];[.Q4])" table:content-validation-name="val72" table:style-name="ce10">
            <text:p>25</text:p>
          </table:table-cell>
          <table:table-cell office:value-type="float" office:value="0" table:content-validation-name="val76" table:style-name="ce73">
            <text:p>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6" table:style-name="ce73">
            <text:p>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5" table:style-name="ce7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72" table:style-name="ce14">
            <text:p>26</text:p>
          </table:table-cell>
          <table:table-cell office:value-type="float" office:value="24.96027777777778" table:formula="of:=[.S4]+[.AA4]" table:content-validation-name="val72" table:style-name="ce14">
            <text:p>25</text:p>
          </table:table-cell>
          <table:table-cell office:value-type="currency" office:value="136553.35" table:content-validation-name="val77" table:style-name="ce15">
            <text:p>£136,553.35</text:p>
          </table:table-cell>
          <table:table-cell office:value-type="currency" office:value="520.61" table:content-validation-name="val77" table:style-name="ce15">
            <text:p>£520.61</text:p>
          </table:table-cell>
          <table:table-cell office:value-type="currency" office:value="0" table:content-validation-name="val77" table:style-name="ce15">
            <text:p>£0.00</text:p>
          </table:table-cell>
          <table:table-cell office:value-type="currency" office:value="0" table:content-validation-name="val77" table:style-name="ce15">
            <text:p>£0.00</text:p>
          </table:table-cell>
          <table:table-cell office:value-type="currency" office:value="39219.26" table:content-validation-name="val77" table:style-name="ce15">
            <text:p>£39,219.26</text:p>
          </table:table-cell>
          <table:table-cell office:value-type="currency" office:value="15917.33" table:content-validation-name="val77" table:style-name="ce15">
            <text:p>£15,917.33</text:p>
          </table:table-cell>
          <table:table-cell office:value-type="currency" office:value="192210.55" table:formula="of:=SUM([.AE4:.AJ4])" table:style-name="ce16">
            <text:p>£192,210.55</text:p>
          </table:table-cell>
          <table:table-cell office:value-type="currency" office:value="0" table:content-validation-name="val77" table:style-name="ce17">
            <text:p>£0.00</text:p>
          </table:table-cell>
          <table:table-cell office:value-type="currency" office:value="0" table:content-validation-name="val77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2210.55" table:formula="of:=SUM([.AN4];[.AK4])" table:style-name="ce16">
            <text:p>£192,210.55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3.22916666666667in" svg:y="0in" svg:width="3.96527777777778in" svg:height="0.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office:value-type="float" office:value="8" table:content-validation-name="val82" table:style-name="ce77">
            <text:p>8.00</text:p>
          </table:table-cell>
          <table:table-cell office:value-type="float" office:value="8" table:content-validation-name="val81" table:style-name="ce76">
            <text:p>8.00</text:p>
          </table:table-cell>
          <table:table-cell office:value-type="float" office:value="4" table:content-validation-name="val82" table:style-name="ce77">
            <text:p>4.00</text:p>
          </table:table-cell>
          <table:table-cell office:value-type="float" office:value="4" table:content-validation-name="val81" table:style-name="ce76">
            <text:p>4.00</text:p>
          </table:table-cell>
          <table:table-cell office:value-type="float" office:value="14" table:content-validation-name="val82" table:style-name="ce77">
            <text:p>14.00</text:p>
          </table:table-cell>
          <table:table-cell office:value-type="float" office:value="13.63" table:content-validation-name="val81" table:style-name="ce76">
            <text:p>13.63</text:p>
          </table:table-cell>
          <table:table-cell office:value-type="float" office:value="22" table:content-validation-name="val82" table:style-name="ce77">
            <text:p>22.00</text:p>
          </table:table-cell>
          <table:table-cell office:value-type="float" office:value="20.8" table:content-validation-name="val81" table:style-name="ce76">
            <text:p>20.80</text:p>
          </table:table-cell>
          <table:table-cell office:value-type="float" office:value="5" table:content-validation-name="val82" table:style-name="ce77">
            <text:p>5.00</text:p>
          </table:table-cell>
          <table:table-cell office:value-type="float" office:value="5" table:content-validation-name="val81" table:style-name="ce76">
            <text:p>5.00</text:p>
          </table:table-cell>
          <table:table-cell office:value-type="float" office:value="0" table:content-validation-name="val82" table:style-name="ce77">
            <text:p>0.0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53" table:formula="of:=SUM([.F2];[.H2];[.J2];[.L2];[.N2];[.P2])" table:content-validation-name="val83" table:style-name="ce10">
            <text:p>53</text:p>
          </table:table-cell>
          <table:table-cell office:value-type="float" office:value="51.430000000000007" table:formula="of:=SUM([.G2];[.I2];[.K2];[.M2];[.O2];[.Q2])" table:content-validation-name="val83" table:style-name="ce10">
            <text:p>51</text:p>
          </table:table-cell>
          <table:table-cell office:value-type="float" office:value="0" table:content-validation-name="val79" table:style-name="ce78">
            <text:p>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79" table:style-name="ce78">
            <text:p>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80" table:style-name="ce7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83" table:style-name="ce14">
            <text:p>53</text:p>
          </table:table-cell>
          <table:table-cell office:value-type="float" office:value="51.430000000000007" table:formula="of:=[.S2]+[.AA2]" table:content-validation-name="val83" table:style-name="ce14">
            <text:p>51</text:p>
          </table:table-cell>
          <table:table-cell office:value-type="currency" office:value="196463.13" table:content-validation-name="val78" table:style-name="ce15">
            <text:p>£196,463.13</text:p>
          </table:table-cell>
          <table:table-cell office:value-type="currency" office:value="4159.16" table:content-validation-name="val78" table:style-name="ce15">
            <text:p>£4,159.16</text:p>
          </table:table-cell>
          <table:table-cell office:value-type="currency" office:value="5500" table:content-validation-name="val78" table:style-name="ce15">
            <text:p>£5,500.00</text:p>
          </table:table-cell>
          <table:table-cell office:value-type="currency" office:value="479.75" table:content-validation-name="val78" table:style-name="ce15">
            <text:p>£479.75</text:p>
          </table:table-cell>
          <table:table-cell office:value-type="currency" office:value="48889.67" table:content-validation-name="val78" table:style-name="ce15">
            <text:p>£48,889.67</text:p>
          </table:table-cell>
          <table:table-cell office:value-type="currency" office:value="22527.16" table:content-validation-name="val78" table:style-name="ce15">
            <text:p>£22,527.16</text:p>
          </table:table-cell>
          <table:table-cell office:value-type="currency" office:value="278018.87" table:formula="of:=SUM([.AE2:.AJ2])" table:style-name="ce16">
            <text:p>£278,018.87</text:p>
          </table:table-cell>
          <table:table-cell office:value-type="currency" office:value="-488.88" table:content-validation-name="val78" table:style-name="ce17">
            <text:p>-£488.88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-488.88" table:formula="of:=SUM([.AL2:.AM2])" table:style-name="ce18">
            <text:p>-£488.88</text:p>
          </table:table-cell>
          <table:table-cell office:value-type="currency" office:value="277529.99" table:formula="of:=SUM([.AN2];[.AK2])" table:style-name="ce16">
            <text:p>£277,529.99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office:value-type="float" office:value="42" table:content-validation-name="val82" table:style-name="ce77">
            <text:p>42.00</text:p>
          </table:table-cell>
          <table:table-cell office:value-type="float" office:value="39.81" table:content-validation-name="val81" table:style-name="ce76">
            <text:p>39.81</text:p>
          </table:table-cell>
          <table:table-cell office:value-type="float" office:value="351" table:content-validation-name="val82" table:style-name="ce77">
            <text:p>351.00</text:p>
          </table:table-cell>
          <table:table-cell office:value-type="float" office:value="337.39" table:content-validation-name="val81" table:style-name="ce76">
            <text:p>337.39</text:p>
          </table:table-cell>
          <table:table-cell office:value-type="float" office:value="289" table:content-validation-name="val82" table:style-name="ce77">
            <text:p>289.00</text:p>
          </table:table-cell>
          <table:table-cell office:value-type="float" office:value="282.64" table:content-validation-name="val81" table:style-name="ce76">
            <text:p>282.64</text:p>
          </table:table-cell>
          <table:table-cell office:value-type="float" office:value="1762" table:content-validation-name="val82" table:style-name="ce77">
            <text:p>1762.00</text:p>
          </table:table-cell>
          <table:table-cell office:value-type="float" office:value="1621.27" table:content-validation-name="val81" table:style-name="ce76">
            <text:p>1621.27</text:p>
          </table:table-cell>
          <table:table-cell office:value-type="float" office:value="211" table:content-validation-name="val82" table:style-name="ce77">
            <text:p>211.00</text:p>
          </table:table-cell>
          <table:table-cell office:value-type="float" office:value="199.12" table:content-validation-name="val81" table:style-name="ce76">
            <text:p>199.12</text:p>
          </table:table-cell>
          <table:table-cell office:value-type="float" office:value="0" table:content-validation-name="val82" table:style-name="ce77">
            <text:p>0.0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2655" table:formula="of:=SUM([.F3];[.H3];[.J3];[.L3];[.N3];[.P3])" table:content-validation-name="val83" table:style-name="ce10">
            <text:p>2,655</text:p>
          </table:table-cell>
          <table:table-cell office:value-type="float" office:value="2480.2299999999996" table:formula="of:=SUM([.G3];[.I3];[.K3];[.M3];[.O3];[.Q3])" table:content-validation-name="val83" table:style-name="ce10">
            <text:p>2,480</text:p>
          </table:table-cell>
          <table:table-cell office:value-type="float" office:value="126" table:content-validation-name="val79" table:style-name="ce78">
            <text:p>126</text:p>
          </table:table-cell>
          <table:table-cell office:value-type="float" office:value="123.09" table:content-validation-name="val81" table:style-name="ce76">
            <text:p>123.09</text:p>
          </table:table-cell>
          <table:table-cell office:value-type="float" office:value="271" table:content-validation-name="val79" table:style-name="ce78">
            <text:p>271</text:p>
          </table:table-cell>
          <table:table-cell office:value-type="float" office:value="265.43" table:content-validation-name="val81" table:style-name="ce76">
            <text:p>265.43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80" table:style-name="ce79">
            <text:p>0.00</text:p>
          </table:table-cell>
          <table:table-cell office:value-type="float" office:value="397" table:formula="of:=SUM([.T3];[.V3];[.X3])" table:style-name="ce12">
            <text:p>397</text:p>
          </table:table-cell>
          <table:table-cell office:value-type="float" office:value="388.52" table:formula="of:=SUM([.U3];[.W3];[.Y3])" table:style-name="ce12">
            <text:p>389</text:p>
          </table:table-cell>
          <table:table-cell office:value-type="float" office:value="0" table:style-name="ce13">
            <text:p>0</text:p>
          </table:table-cell>
          <table:table-cell office:value-type="float" office:value="3052" table:formula="of:=[.R3]+[.Z3]" table:content-validation-name="val83" table:style-name="ce14">
            <text:p>3,052</text:p>
          </table:table-cell>
          <table:table-cell office:value-type="float" office:value="2868.7499999999995" table:formula="of:=[.S3]+[.AA3]" table:content-validation-name="val83" table:style-name="ce14">
            <text:p>2,869</text:p>
          </table:table-cell>
          <table:table-cell office:value-type="currency" office:value="11512616.35" table:content-validation-name="val78" table:style-name="ce15">
            <text:p>£11,512,616.35</text:p>
          </table:table-cell>
          <table:table-cell office:value-type="currency" office:value="53940.91" table:content-validation-name="val78" table:style-name="ce15">
            <text:p>£53,940.91</text:p>
          </table:table-cell>
          <table:table-cell office:value-type="currency" office:value="22600" table:content-validation-name="val78" table:style-name="ce15">
            <text:p>£22,600.00</text:p>
          </table:table-cell>
          <table:table-cell office:value-type="currency" office:value="291373.61" table:content-validation-name="val78" table:style-name="ce15">
            <text:p>£291,373.61</text:p>
          </table:table-cell>
          <table:table-cell office:value-type="currency" office:value="3202724.94" table:content-validation-name="val78" table:style-name="ce15">
            <text:p>£3,202,724.94</text:p>
          </table:table-cell>
          <table:table-cell office:value-type="currency" office:value="1356236.6" table:content-validation-name="val78" table:style-name="ce15">
            <text:p>£1,356,236.60</text:p>
          </table:table-cell>
          <table:table-cell office:value-type="currency" office:value="16439492.409999998" table:formula="of:=SUM([.AE3:.AJ3])" table:style-name="ce16">
            <text:p>£16,439,492.41</text:p>
          </table:table-cell>
          <table:table-cell office:value-type="currency" office:value="3345341.72" table:content-validation-name="val78" table:style-name="ce17">
            <text:p>£3,345,341.72</text:p>
          </table:table-cell>
          <table:table-cell office:value-type="currency" office:value="28040.47" table:content-validation-name="val78" table:style-name="ce17">
            <text:p>£28,040.47</text:p>
          </table:table-cell>
          <table:table-cell office:value-type="currency" office:value="3373382.1900000004" table:formula="of:=SUM([.AL3:.AM3])" table:style-name="ce18">
            <text:p>£3,373,382.19</text:p>
          </table:table-cell>
          <table:table-cell office:value-type="currency" office:value="19812874.599999998" table:formula="of:=SUM([.AN3];[.AK3])" table:style-name="ce16">
            <text:p>£19,812,874.6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office:value-type="float" office:value="2" table:content-validation-name="val82" table:style-name="ce77">
            <text:p>2.00</text:p>
          </table:table-cell>
          <table:table-cell office:value-type="float" office:value="2" table:content-validation-name="val81" table:style-name="ce76">
            <text:p>2.00</text:p>
          </table:table-cell>
          <table:table-cell office:value-type="float" office:value="0" table:content-validation-name="val82" table:style-name="ce77">
            <text:p>0.0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1" table:content-validation-name="val82" table:style-name="ce77">
            <text:p>1.00</text:p>
          </table:table-cell>
          <table:table-cell office:value-type="float" office:value="0.89" table:content-validation-name="val81" table:style-name="ce76">
            <text:p>0.89</text:p>
          </table:table-cell>
          <table:table-cell office:value-type="float" office:value="20" table:content-validation-name="val82" table:style-name="ce77">
            <text:p>20.00</text:p>
          </table:table-cell>
          <table:table-cell office:value-type="float" office:value="19.07" table:content-validation-name="val81" table:style-name="ce76">
            <text:p>19.07</text:p>
          </table:table-cell>
          <table:table-cell office:value-type="float" office:value="3" table:content-validation-name="val82" table:style-name="ce77">
            <text:p>3.00</text:p>
          </table:table-cell>
          <table:table-cell office:value-type="float" office:value="3" table:content-validation-name="val81" table:style-name="ce76">
            <text:p>3.00</text:p>
          </table:table-cell>
          <table:table-cell office:value-type="float" office:value="0" table:content-validation-name="val82" table:style-name="ce77">
            <text:p>0.0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26" table:formula="of:=SUM([.F4];[.H4];[.J4];[.L4];[.N4];[.P4])" table:content-validation-name="val83" table:style-name="ce10">
            <text:p>26</text:p>
          </table:table-cell>
          <table:table-cell office:value-type="float" office:value="24.96" table:formula="of:=SUM([.G4];[.I4];[.K4];[.M4];[.O4];[.Q4])" table:content-validation-name="val83" table:style-name="ce10">
            <text:p>25</text:p>
          </table:table-cell>
          <table:table-cell office:value-type="float" office:value="0" table:content-validation-name="val79" table:style-name="ce78">
            <text:p>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79" table:style-name="ce78">
            <text:p>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80" table:style-name="ce7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83" table:style-name="ce14">
            <text:p>26</text:p>
          </table:table-cell>
          <table:table-cell office:value-type="float" office:value="24.96" table:formula="of:=[.S4]+[.AA4]" table:content-validation-name="val83" table:style-name="ce14">
            <text:p>25</text:p>
          </table:table-cell>
          <table:table-cell office:value-type="currency" office:value="138211.95000000001" table:content-validation-name="val78" table:style-name="ce15">
            <text:p>£138,211.95</text:p>
          </table:table-cell>
          <table:table-cell office:value-type="currency" office:value="520.61" table:content-validation-name="val78" table:style-name="ce15">
            <text:p>£520.61</text:p>
          </table:table-cell>
          <table:table-cell office:value-type="currency" office:value="2000" table:content-validation-name="val78" table:style-name="ce15">
            <text:p>£2,000.00</text:p>
          </table:table-cell>
          <table:table-cell office:value-type="currency" office:value="0" table:content-validation-name="val78" table:style-name="ce15">
            <text:p>£0.00</text:p>
          </table:table-cell>
          <table:table-cell office:value-type="currency" office:value="39712.28" table:content-validation-name="val78" table:style-name="ce15">
            <text:p>£39,712.28</text:p>
          </table:table-cell>
          <table:table-cell office:value-type="currency" office:value="16422.22" table:content-validation-name="val78" table:style-name="ce15">
            <text:p>£16,422.22</text:p>
          </table:table-cell>
          <table:table-cell office:value-type="currency" office:value="196867.06" table:formula="of:=SUM([.AE4:.AJ4])" table:style-name="ce16">
            <text:p>£196,867.06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6867.06" table:formula="of:=SUM([.AN4];[.AK4])" table:style-name="ce16">
            <text:p>£196,867.06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elen Demetriou</meta:initial-creator>
    <dc:creator>Corrine Clough</dc:creator>
    <meta:creation-date>2022-05-16T16:05:07Z</meta:creation-date>
    <dc:date>2023-04-24T11:47:28Z</dc:date>
  </office:meta>
</office:document-meta>
</file>